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OpenSolverIO.xml" manifest:media-type="text/xml"/>
  <manifest:file-entry manifest:full-path="Basic/Standard/OpenSolverUtils.xml" manifest:media-type="text/xml"/>
  <manifest:file-entry manifest:full-path="Basic/Standard/Debug.xml" manifest:media-type="text/xml"/>
  <manifest:file-entry manifest:full-path="Basic/Standard/OpenSolverErrorHandler.xml" manifest:media-type="text/xml"/>
  <manifest:file-entry manifest:full-path="Basic/Standard/OpenSolverStoredNames.xml" manifest:media-type="text/xml"/>
  <manifest:file-entry manifest:full-path="Basic/Standard/OpenSolverConstants.xml" manifest:media-type="text/xml"/>
  <manifest:file-entry manifest:full-path="Basic/Standard/SolverCommon.xml" manifest:media-type="text/xml"/>
  <manifest:file-entry manifest:full-path="Basic/Standard/OpenSolverAPI.xml" manifest:media-type="text/xml"/>
  <manifest:file-entry manifest:full-path="Basic/Standard/OpenSolverModelValidation.xml" manifest:media-type="text/xml"/>
  <manifest:file-entry manifest:full-path="Basic/Standard/script-lb.xml" manifest:media-type="text/xml"/>
  <manifest:file-entry manifest:full-path="Basic/Dialogs/Module1.xml" manifest:media-type="text/xml"/>
  <manifest:file-entry manifest:full-path="Basic/Dialogs/CSolverCbc.xml" manifest:media-type="text/xml"/>
  <manifest:file-entry manifest:full-path="Basic/Dialogs/script-lb.xml" manifest:media-type="text/xml"/>
  <manifest:file-entry manifest:full-path="Basic/ClassModules/ISolver.xml" manifest:media-type="text/xml"/>
  <manifest:file-entry manifest:full-path="Basic/ClassModules/COpenSolver.xml" manifest:media-type="text/xml"/>
  <manifest:file-entry manifest:full-path="Basic/ClassModules/CSolverCbc.xml" manifest:media-type="text/xml"/>
  <manifest:file-entry manifest:full-path="Basic/ClassModules/ISolverFile.xml" manifest:media-type="text/xml"/>
  <manifest:file-entry manifest:full-path="Basic/ClassModules/ISolverLocal.xml" manifest:media-type="text/xml"/>
  <manifest:file-entry manifest:full-path="Basic/ClassModules/ISolverLinear.xml" manifest:media-type="text/xml"/>
  <manifest:file-entry manifest:full-path="Basic/ClassModules/ISolverLocalExec.xml" manifest:media-type="text/xml"/>
  <manifest:file-entry manifest:full-path="Basic/ClassModules/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s/Dialog1.xml" manifest:media-type="text/xml"/>
  <manifest:file-entry manifest:full-path="Dialogs/Dialogs/dialog-lb.xml" manifest:media-type="text/xml"/>
  <manifest:file-entry manifest:full-path="Dialogs/ClassModules/dialog-lb.xml" manifest:media-type="text/xml"/>
  <manifest:file-entry manifest:full-path="Dialogs/dialog-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row table:style-name="ro1">
          <table:table-cell office:value-type="string" calcext:value-type="string">
            <text:p>Distribution Channel</text:p>
          </table:table-cell>
          <table:table-cell office:value-type="string" calcext:value-type="string">
            <text:p>Profit per Unit Sold ($)</text:p>
          </table:table-cell>
          <table:table-cell office:value-type="string" calcext:value-type="string">
            <text:p>Advertising Cost per Unit Sold ($)</text:p>
          </table:table-cell>
          <table:table-cell office:value-type="string" calcext:value-type="string">
            <text:p>Personal Sales Effort per Unit Sold (hours)</text:p>
          </table:table-cell>
          <table:table-cell table:number-columns-repeated="2"/>
        </table:table-row>
        <table:table-row table:style-name="ro1">
          <table:table-cell office:value-type="string" calcext:value-type="string">
            <text:p>Marine distributors</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table:number-columns-repeated="2"/>
        </table:table-row>
        <table:table-row table:style-name="ro1">
          <table:table-cell office:value-type="string" calcext:value-type="string">
            <text:p>Business Distributors</text:p>
          </table:table-cell>
          <table:table-cell office:value-type="float" office:value="84" calcext:value-type="float">
            <text:p>84</text:p>
          </table:table-cell>
          <table:table-cell office:value-type="float" office:value="8" calcext:value-type="float">
            <text:p>8</text:p>
          </table:table-cell>
          <table:table-cell office:value-type="float" office:value="3" calcext:value-type="float">
            <text:p>3</text:p>
          </table:table-cell>
          <table:table-cell table:number-columns-repeated="2"/>
        </table:table-row>
        <table:table-row table:style-name="ro1">
          <table:table-cell office:value-type="string" calcext:value-type="string">
            <text:p>National Retail Stores</text:p>
          </table:table-cell>
          <table:table-cell office:value-type="float" office:value="70" calcext:value-type="float">
            <text:p>70</text:p>
          </table:table-cell>
          <table:table-cell office:value-type="float" office:value="9" calcext:value-type="float">
            <text:p>9</text:p>
          </table:table-cell>
          <table:table-cell office:value-type="float" office:value="3" calcext:value-type="float">
            <text:p>3</text:p>
          </table:table-cell>
          <table:table-cell table:number-columns-repeated="2"/>
        </table:table-row>
        <table:table-row table:style-name="ro1">
          <table:table-cell office:value-type="string" calcext:value-type="string">
            <text:p>Direct Mail</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table:number-columns-repeated="2"/>
        </table:table-row>
        <table:table-row table:style-name="ro1">
          <table:table-cell table:number-columns-repeated="6"/>
        </table:table-row>
        <table:table-row table:style-name="ro1">
          <table:table-cell office:value-type="string" calcext:value-type="string">
            <text:p>M</text:p>
          </table:table-cell>
          <table:table-cell office:value-type="float" office:value="0" calcext:value-type="float">
            <text:p>0</text:p>
          </table:table-cell>
          <table:table-cell table:number-columns-repeated="4"/>
        </table:table-row>
        <table:table-row table:style-name="ro1">
          <table:table-cell office:value-type="string" calcext:value-type="string">
            <text:p>B</text:p>
          </table:table-cell>
          <table:table-cell office:value-type="float" office:value="0" calcext:value-type="float">
            <text:p>0</text:p>
          </table:table-cell>
          <table:table-cell table:number-columns-repeated="4"/>
        </table:table-row>
        <table:table-row table:style-name="ro1">
          <table:table-cell office:value-type="string" calcext:value-type="string">
            <text:p>R</text:p>
          </table:table-cell>
          <table:table-cell office:value-type="float" office:value="0" calcext:value-type="float">
            <text:p>0</text:p>
          </table:table-cell>
          <table:table-cell table:number-columns-repeated="4"/>
        </table:table-row>
        <table:table-row table:style-name="ro1">
          <table:table-cell office:value-type="string" calcext:value-type="string">
            <text:p>D</text:p>
          </table:table-cell>
          <table:table-cell office:value-type="float" office:value="0" calcext:value-type="float">
            <text:p>0</text:p>
          </table:table-cell>
          <table:table-cell table:number-columns-repeated="4"/>
        </table:table-row>
        <table:table-row table:style-name="ro1">
          <table:table-cell table:number-columns-repeated="6"/>
        </table:table-row>
        <table:table-row table:style-name="ro1">
          <table:table-cell/>
          <table:table-cell office:value-type="string" calcext:value-type="string">
            <text:p>Advertising Cost</text:p>
          </table:table-cell>
          <table:table-cell table:formula="of:=SUMPRODUCT([.B7:.B10];[.C2:.C5])" office:value-type="float" office:value="0" calcext:value-type="float">
            <text:p>0</text:p>
          </table:table-cell>
          <table:table-cell office:value-type="string" calcext:value-type="string">
            <text:p>&lt;=</text:p>
          </table:table-cell>
          <table:table-cell office:value-type="float" office:value="5000" calcext:value-type="float">
            <text:p>5000</text:p>
          </table:table-cell>
          <table:table-cell/>
        </table:table-row>
        <table:table-row table:style-name="ro1">
          <table:table-cell/>
          <table:table-cell office:value-type="string" calcext:value-type="string">
            <text:p>Sales Time Used</text:p>
          </table:table-cell>
          <table:table-cell table:formula="of:=SUMPRODUCT([.B7:.B10];[.D2:.D5])" office:value-type="float" office:value="0" calcext:value-type="float">
            <text:p>0</text:p>
          </table:table-cell>
          <table:table-cell office:value-type="string" calcext:value-type="string">
            <text:p>&lt;=</text:p>
          </table:table-cell>
          <table:table-cell office:value-type="float" office:value="1800" calcext:value-type="float">
            <text:p>1800</text:p>
          </table:table-cell>
          <table:table-cell/>
        </table:table-row>
        <table:table-row table:style-name="ro1">
          <table:table-cell/>
          <table:table-cell office:value-type="string" calcext:value-type="string">
            <text:p>Radios produced</text:p>
          </table:table-cell>
          <table:table-cell table:formula="of:=SUM([.B7:.B10])" office:value-type="float" office:value="0" calcext:value-type="float">
            <text:p>0</text:p>
          </table:table-cell>
          <table:table-cell office:value-type="string" calcext:value-type="string">
            <text:p>`=</text:p>
          </table:table-cell>
          <table:table-cell office:value-type="float" office:value="600" calcext:value-type="float">
            <text:p>600</text:p>
          </table:table-cell>
          <table:table-cell/>
        </table:table-row>
        <table:table-row table:style-name="ro1">
          <table:table-cell/>
          <table:table-cell office:value-type="string" calcext:value-type="string">
            <text:p>Retail Distribution</text:p>
          </table:table-cell>
          <table:table-cell table:formula="of:=[.B9]" office:value-type="float" office:value="0" calcext:value-type="float">
            <text:p>0</text:p>
          </table:table-cell>
          <table:table-cell office:value-type="string" calcext:value-type="string">
            <text:p>&gt;=</text:p>
          </table:table-cell>
          <table:table-cell office:value-type="float" office:value="150" calcext:value-type="float">
            <text:p>150</text:p>
          </table:table-cell>
          <table:table-cell/>
        </table:table-row>
        <table:table-row table:style-name="ro1" table:number-rows-repeated="2">
          <table:table-cell table:number-columns-repeated="6"/>
        </table:table-row>
        <table:table-row table:style-name="ro1">
          <table:table-cell/>
          <table:table-cell office:value-type="string" calcext:value-type="string">
            <text:p>Profit:</text:p>
          </table:table-cell>
          <table:table-cell table:formula="of:=SUMPRODUCT([.B7:.B10];[.B2:.B5])" office:value-type="float" office:value="0" calcext:value-type="float">
            <text:p>0</text:p>
          </table:table-cell>
          <table:table-cell table:number-columns-repeated="3"/>
        </table:table-row>
        <table:table-row table:style-name="ro1" table:number-rows-repeated="2">
          <table:table-cell table:number-columns-repeated="6"/>
        </table:table-row>
        <table:table-row table:style-name="ro1">
          <table:table-cell table:number-columns-repeated="5"/>
          <table:table-cell office:value-type="float" office:value="48449.9999998776" calcext:value-type="float">
            <text:p>48449.9999998776</text:p>
          </table:table-cell>
        </table:table-row>
      </table:table>
      <table:named-expressions>
        <table:named-range table:name="OpenSolver_Duals" table:base-cell-address="$Sheet1.$E$12" table:cell-range-address="$Sheet1.$E$12"/>
        <table:named-expression table:name="OpenSolver_UpdateSensitivity" table:base-cell-address="$Sheet1.$A$1" table:expression="1"/>
        <table:named-range table:name="solver_adj" table:base-cell-address="$Sheet1.$B$2" table:cell-range-address="$Sheet1.$B$2:.$D$5"/>
        <table:named-range table:name="solver_lhs1" table:base-cell-address="$Sheet1.$C$12" table:cell-range-address="$Sheet1.$C$12"/>
        <table:named-range table:name="solver_lhs2" table:base-cell-address="$Sheet1.$C$13" table:cell-range-address="$Sheet1.$C$13"/>
        <table:named-expression table:name="solver_num" table:base-cell-address="$Sheet1.$A$1" table:expression="2"/>
        <table:named-range table:name="solver_opt" table:base-cell-address="$Sheet1.$C$18" table:cell-range-address="$Sheet1.$C$18"/>
        <table:named-expression table:name="solver_rel1" table:base-cell-address="$Sheet1.$A$1" table:expression="1"/>
        <table:named-expression table:name="solver_rel2" table:base-cell-address="$Sheet1.$A$1" table:expression="1"/>
        <table:named-range table:name="solver_rhs1" table:base-cell-address="$Sheet1.$E$12" table:cell-range-address="$Sheet1.$E$12"/>
        <table:named-range table:name="solver_rhs2" table:base-cell-address="$Sheet1.$E$13" table:cell-range-address="$Sheet1.$E$13"/>
        <table:named-expression table:name="solver_typ" table:base-cell-address="$Sheet1.$A$1" table:expression="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7">00/00/0000</text:date>, <text:time style:data-style-name="N2" text:time-value="08:00:17.93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0:31:31.738000000</meta:creation-date>
    <meta:generator>LibreOffice/6.1.4.2$Windows_X86_64 LibreOffice_project/9d0f32d1f0b509096fd65e0d4bec26ddd1938fd3</meta:generator>
    <dc:date>2019-01-17T17:51:09.518000000</dc:date>
    <meta:editing-duration>PT10H47M55S</meta:editing-duration>
    <meta:editing-cycles>89</meta:editing-cycles>
    <meta:document-statistic meta:table-count="1" meta:cell-count="47" meta:object-count="0"/>
  </office:meta>
</office:document-meta>
</file>

<file path=Basic/ClassModules/COpenSolver.xml><?xml version="1.0" encoding="utf-8"?>
<!DOCTYPE module  PUBLIC '-//OpenOffice.org//DTD OfficeDocument 1.0//EN'  'module.dtd'>
<script:module xmlns:script="http://openoffice.org/2000/script" script:name="COpenSolver" script:language="StarBasic" script:moduleType="normal">REM  *****  BASIC  *****
Option Compatible
Option ClassModule
Option VBASupport 1

' Variable information
Public AdjustableCells As Range ' All decision variables
Public BinaryCellsRange As Range' All Binary variables
Private pVarName() As String
Private pVarInitialValue() As Double
Public VarNameToIndex As Collection
Private pVarCategory() As VariableType ' Name to avoid clash with VarType() function
Public InitialSolutionIsValid As Boolean ' True if we can warmstart with the starting solution

' Constraint information
Dim pLHSType() As SolverInputType
Dim pRHSType() As SolverInputType
Dim pLHSRange() As Range
Dim pRHSRange() As Range
Dim pRHSFormula() As String
Dim pRHSConstant() As Double
Dim pRelation() As RelationConsts ' For each row, we remember its relation (=, &lt;=, &gt;=)
Dim pConstraintSummary() As String

' Objective information
Public ObjRange As Range
Public ObjectiveSense As ObjectiveSenseType
Public ObjectiveTargetValue As Double

' Details for the chosen solver
Dim pSolver As ISolver

' Details we need for non-linear solver
Dim pRowSetsBound() As Boolean

' Model information filled in by specific model builder
Dim pRHS() As Double            ' The RHS values for each row in the LP
Dim pRowToConstraint() As Long  ' Maps row number to original solver constraint number

' SOLUTION INFORMATION
' Constraints
Dim pConFinalValue() As Double  ' Final value of each constraint (RHScell - LHScell)
Dim pConShadowPrice() As Double ' Shadow price for each constraint
Dim pConIncrease() As Double    ' Allowable increase for each constraint
Dim pConDecrease() As Double    ' Allowable decrease for each constraint
' Variables
Dim pVarCellName() As String    ' Name of Excel cell for each variable (must be inferred from model/solution files)
Dim pVarFinalValue() As Double  ' Final value of each variable
Dim pVarReducedCost() As Double ' Reduced cost for each variable
Dim pVarIncrease() As Double    ' Allowable increase for each variable
Dim pVarDecrease() As Double    ' Allowable decrease for each variable

' Our result as an enum and a string
Public SolveStatus As OpenSolverResult
Public SolveStatusString As String ' Eg Infeasible, Optimal, etc
Public SolveStatusComment As String ' Eg constraint 1 cannot be satisfied
Public SolutionWasLoaded As Boolean ' True if we loaded a solution into the spreadsheet

' Details for sensitivity analysis
Public DualsOnNewSheet As Boolean
Public DualsOnSameSheet As Boolean

' Build results
Public NumVars As Long
Public NumIntVars As Long
Public NumBinVars As Long
Public NumDiscreteVars As Long
Public NumConstraints As Long  ' Number of Solver-constraints in the model
Public NumRows As Long         ' Number of constraints in the A matrix

' ============================================================================
' Array accessors

Public Property Get VarFinalValue(Index As Long) As Double
	VarFinalValue = pVarFinalValue(Index)
End Property

Public Property Let VarFinalValue(Index As Long, value As Double)
	If Index &gt; UBound(pVarFinalValue) Then ReDim Preserve pVarFinalValue(Index)
	pVarFinalValue(Index) = value
End Property

Public Property Get ConFinalValue(Index As Long) As Double
	ConFinalValue = pConFinalValue(Index)
End Property

Public Property Let ConFinalValue(Index As Long, value As Double)
	If Index &gt; UBound(pConFinalValue) Then ReDim Preserve Preserve pConFinalValue(Index)
	pConFinalValue(Index) = value
End Property

Public Property Get ConShadowPrice(Index As Long) As Double
	ConShadowPrice = pConShadowPrice(Index)
End Property

Public Property Let ConShadowPrice(Index As Long, value As Double)
	If Index &gt; UBound(pConShadowPrice) Then ReDim Preserve pConShadowPrice(Index)
	pConShadowPrice(Index) = value
End Property

Public Property Get VarReducedCost(Index As Long) As Double
	VarReducedCost = pVarReducedCost(Index)
End Property

Public Property Let VarReducedCost(Index As Long, value As Double)
	If Index &gt; UBound(pVarReducedCost) Then ReDim Preserve pVarReducedCost(Index)
	pVarReducedCost(Index) = value
End Property

Public Property Get VarCellName(Index As Long) As String
	VarCellName = pVarCellName(Index)
End Property

Public Property Let VarCellName(Index As Long, value As String)
	If Index &gt; UBound(pVarCellName) Then ReDim Preserve pVarCellName(Index)
	pVarCellName(Index) = value
End Property

Public Property Get ConIncrease(Index As Long) As Double
	ConIncrease = pConIncrease(Index)
End Property

Public Property Let ConIncrease(Index As Long, value As Double)
	If Index &gt; UBound(pConIncrease) Then ReDim Preserve pConIncrease(Index)
	pConIncrease(Index) = value
End Property

Public Property Get ConDecrease(Index As Long) As Double
	ConDecrease = pConDecrease(Index)
End Property

Public Property Let ConDecrease(Index As Long, value As Double)
	If Index &gt; UBound(pConDecrease) Then ReDim Preserve pConDecrease(Index)
	pConDecrease(Index) = value
End Property

Public Property Get VarIncrease(Index As Long) As Double
	VarIncrease = pVarIncrease(Index)
End Property

Public Property Let VarIncrease(Index As Long, value As Double)
	If Index &gt; UBound(pVarIncrease) Then ReDim Preserve pVarIncrease(Index)
	pVarIncrease(Index) = value
End Property

Public Property Get VarDecrease(Index As Long) As Double
	VarDecrease = pVarDecrease(Index)
End Property

Public Property Let VarDecrease(Index As Long, value As Double)
	If Index &gt; UBound(pVarDecrease) Then ReDim Preserve pVarDecrease(Index)
	pVarDecrease(Index) = value
End Property

Public Property Get VarName(Index As Long) As String
	VarName = pVarName(Index)
End Property

Public Property Let VarName(Index As Long, value As String)
	pVarName(Index) = value
End Property

Public Property Get VarInitialValue(Index As Long) As Double
	VarInitialValue = pVarInitialValue(Index)
End Property

Public Property Let VarInitialValue(Index As Long, value As Double)
	pVarInitialValue(Index) = value
End Property

Public Property Get VarCategory(Index As Long) As VariableType
	VarCategory = pVarCategory(Index)
End Property

Public Property Let VarCategory(Index As Long, value As VariableType)
	pVarCategory(Index) = value
End Property

Public Property Get LHSType(Index As Long) As SolverInputType
	LHSType = pLHSType(Index)
End Property

Public Property Let LHSType(Index As Long, value As SolverInputType)
	pLHSType(Index) = value
End Property

Public Property Get RHSType(Index As Long) As SolverInputType
	RHSType = pRHSType(Index)
End Property

Public Property Let RHSType(Index As Long, value As SolverInputType)
	pRHSType(Index) = value
End Property

Public Property Get LHSRange(Index As Long) As Range
	Set LHSRange = pLHSRange(Index)
End Property

Public Property Set LHSRange(Index As Long, value As Range)
	Set pLHSRange(Index) = value
End Property

Public Property Get RHSRange(Index As Long) As Range
	Set RHSRange = pRHSRange(Index)
End Property

Public Property Set RHSRange(Index As Long, value As Range)
	Set pRHSRange(Index) = value
End Property

Public Property Get RHSFormula(Index As Long) As String
	RHSFormula = pRHSFormula(Index)
End Property

Public Property Let RHSFormula(Index As Long, value As String)
	pRHSFormula(Index) = value
End Property

Public Property Get RHSConstant(Index As Long) As Double
	RHSConstant = pRHSConstant(Index)
End Property

Public Property Let RHSConstant(Index As Long, value As Double)
	pRHSConstant(Index) = value
End Property

Public Property Get Relation(Index As Long) As RelationConsts
	Relation = pRelation(Index)
End Property

Public Property Let Relation(Index As Long, value As RelationConsts)
	pRelation(Index) = value
End Property

Public Property Get RowSetsBound(Index As Long) As Boolean
	RowSetsBound = pRowSetsBound(Index)
End Property

Public Property Let RowSetsBound(Index As Long, value As Boolean)
	pRowSetsBound(Index) = value
End Property

Public Property Get ConstraintSummary(Index As Long) As String
	ConstraintSummary = pConstraintSummary(Index)
End Property

Public Property Let ConstraintSummary(Index As Long, value As String)
	pConstraintSummary(Index) = value
End Property

Public Property Set Solver(NewSolver As ISolver)
	Set pSolver = NewSolver
End Property

Public Property Get Solver() As ISolver
	Set Solver = pSolver
End Property
</script:module>
</file>

<file path=Basic/ClassModules/CSolverCbc.xml><?xml version="1.0" encoding="utf-8"?>
<!DOCTYPE module  PUBLIC '-//OpenOffice.org//DTD OfficeDocument 1.0//EN'  'module.dtd'>
<script:module xmlns:script="http://openoffice.org/2000/script" script:name="CSolverCbc" script:language="StarBasic" script:moduleType="normal">REM  *****  BASIC  *****
Option VBAsupport 1

Implements ISolver
Implements ISolverLocal
Implements ISolverLocalExec
Implements ISolverLinear
Implements ISolverFile

Private Const pTitle = "COIN-OR CBC (Linear solver)"
Private Const pDesc = "The COIN Branch and Cut solver (CBC) is the default solver for OpenSolver and is an open-source mixed-integer program (MIP) solver written in C++. CBC is an active open-source project led by John Forrest at www.coin-or.org."
Private Const pLink = "http://www.coin-or.org/Cbc/cbcuserguide.html"
Private Const pName = "CBC"
Private Const pShortName = "CBC"
'FIXME: FIGURE OUT OPERATING SYSTEM SPECIFIC FUNCTIONS
'Private Const pExecName = "cbc" &amp; ExecExtension
'Private Const pScriptFile = "cbc" &amp; ScriptExtension

Private Const pSensitivityAnalysisAvailable = True

Private Const pCostRangesFile = "costranges.txt"
Private Const pRHSRangesFile = "rhsranges.txt"
'Private Const pFileType = OpenSolver_FileType.LP
'Private Const pModelType = OpenSolver_ModelType.Diff

Private Const pIterationLimitName = "maxIteration"
Private Const pTimeLimitName = "seconds"
Private Const pToleranceName = "ratioGap"

' ISolver

Private Property Get ISolver_Name() As String
	ISolver_Name = pName
End Property

Private Property Get ISolver_ShortName() As String
	ISolver_ShortName = pShortName
End Property

Private Property Get ISolver_Title() As String
	ISolver_Title = pTitle
End Property

Private Property Get ISolver_Desc() As String
	ISolver_Desc = pDesc
End Property

Private Property Get ISolver_Link() As String
	ISolver_Link = pLink
End Property

Private Property Get ISolver_IterationLimitName() As String
	ISolver_IterationLimitName = pIterationLimitName
End Property

Private Property Get ISolver_PrecisionName() As String
End Property

Private Property Get ISolver_TimeLimitName() As String
	ISolver_TimeLimitName = pTimeLimitName
End Property

Private Property Get ISolver_ToleranceName() As String
	ISolver_ToleranceName = pToleranceName
End Property

Private Property Get ISolver_ModelType() As OpenSolver_ModelType
	ISolver_ModelType = pModelType
End Property

Private Sub ISolver_CleanFiles()
	CleanFiles
End Sub

Private Sub ISolver_CheckLog(s As COpenSolver)
	CheckLog s
End Sub

' ISolverLocal

Private Property Get ISolverLocal_Version() As String
	ISolverLocal_Version = Version()
End Property

Private Property Get ISolverLocal_Bitness() As String
	SolverIsPresent Me, Bitness:=ISolverLocal_Bitness
End Property

' ISolverLocalExec

Private Property Get ISolverLocalExec_ExecName() As String
	ISolverLocalExec_ExecName = pExecName
End Property

Private Function ISolverLocalExec_GetExecPath(Optional errorString As String, Optional Bitness As String) As String
	ISolverLocalExec_GetExecPath = SolverExecPath(Me, errorString, Bitness)
End Function

Private Function ISolverLocalExec_CreateSolveCommand(s As COpenSolver) As String
	ISolverLocalExec_CreateSolveCommand = CreateSolveCommand(s)
End Function

' ISolverLinear

Private Property Get ISolverLinear_SensitivityAnalysisAvailable() As Boolean
	ISolverLinear_SensitivityAnalysisAvailable = pSensitivityAnalysisAvailable
End Property

' ISolverFile

Private Sub ISolverFile_ReadResults(s As COpenSolver, Optional solution As String)
	ReadResults s
End Sub

Private Property Get ISolverFile_FileType() As OpenSolver_FileType
	ISolverFile_FileType = pFileType
End Property

' Methods
'FIXME: FINISH AND FIXME
'Private Function Version() As String
'	' Get CBC version by running 'cbc -exit' at command line
'	Dim RaiseError As Boolean
'	RaiseError = False
'	On Error GoTo ErrorHandler
'	
'	Dim SolverPath As String
'	If Not SolverIsPresent(Me, SolverPath) Then
'		Version = vbNullString
'		GoTo ExitFunction
'	EndIf
'	
'	Dim result As String
'	result = ExecCapture(MakePathSafe(SolverPath) &amp; " -exit")
'	Version = Mid(result, InStr(result, "Version:") + 9, 5)
'
'ExitFunction:
'	If RaiseError Then RethrowError
'	Exit Function
'	
'ErrorHandler:
'	If Not ReportError("CSolverCbc", "Version") Then Resume
'	RaiseError = True
'	GoTo ExitFunction
'End Function

Private Sub CleanFiles()
	DeleteFileAndVerify CostRangesFilePath()
	DeleteFileAndVerify RHSRangesFilePath()
	DeleteFileAndVerify ScriptFilePath()
End Sub
</script:module>
</file>

<file path=Basic/ClassModules/ISolver.xml><?xml version="1.0" encoding="utf-8"?>
<!DOCTYPE module  PUBLIC '-//OpenOffice.org//DTD OfficeDocument 1.0//EN'  'module.dtd'>
<script:module xmlns:script="http://openoffice.org/2000/script" script:name="ISolver" script:language="StarBasic" script:moduleType="normal">REM  *****  BASIC  *****
Option VBAsupport 1

Public Property Get Name() As String
	' Human-readable name of the solver being used
	' NEOS solvers should use the actual name of the solver
End Property

Public Property Get ShortName() As String
	' Short code for the solver
	' Should match the names in GetAvailableSolvers()
End Property

Public Property Get Title() As String
	' Short title string for solver change form
	' Solver name and type
End Property

Public Property Get Desc() As String
	' Description for solver change form
End Property

Public Property Get Link() As String
	' Hyperlink for solver change form
End Property

Public Property Get IterationLimitName() As String
	' Name of parameter controlling iteration limit
	' Leave empty to mark unavailable
End Property

Public Property Get PrecisionName() As String
	' Name of parameter controlling precision
	' Leave empty to mark unavailable
End Property

Public Property Get TimeLimitName() As String
	' Name of parameter controlling precision
	' Leave empty to mark unavailable
End Property

Public Property Get ToleranceName() As String
	' Name of parameter controlling tolerance
	' Leave empty to mark unavailable
End Property

Public Property Get ModelType() As OpenSolver_ModelType
End Property

Public Sub CleanFiles()
End Sub

Public Sub CheckLog(s As COpenSolver)
End Sub
</script:module>
</file>

<file path=Basic/ClassModules/ISolverFile.xml><?xml version="1.0" encoding="utf-8"?>
<!DOCTYPE module  PUBLIC '-//OpenOffice.org//DTD OfficeDocument 1.0//EN'  'module.dtd'>
<script:module xmlns:script="http://openoffice.org/2000/script" script:name="ISolverFile" script:language="StarBasic" script:moduleType="normal">REM  *****  BASIC  *****

Option VBAsupport 1

' Solver uses a model file to solve

Public Sub ReadResults(s As COpenSolver, Optional solution As String)
End Sub

Public Property Get FileType() As OpenSolver_FileType
End Property
</script:module>
</file>

<file path=Basic/ClassModules/ISolverLinear.xml><?xml version="1.0" encoding="utf-8"?>
<!DOCTYPE module  PUBLIC '-//OpenOffice.org//DTD OfficeDocument 1.0//EN'  'module.dtd'>
<script:module xmlns:script="http://openoffice.org/2000/script" script:name="ISolverLinear" script:language="StarBasic" script:moduleType="normal">REM  *****  BASIC  *****

Option VBAsupport 1

Public Property Get Sensitivity AnalysisAvailable() As Boolean
End Property
</script:module>
</file>

<file path=Basic/ClassModules/ISolverLocal.xml><?xml version="1.0" encoding="utf-8"?>
<!DOCTYPE module  PUBLIC '-//OpenOffice.org//DTD OfficeDocument 1.0//EN'  'module.dtd'>
<script:module xmlns:script="http://openoffice.org/2000/script" script:name="ISolverLocal" script:language="StarBasic" script:moduleType="normal">REM  *****  BASIC  *****
Option VBAsupport 1

Public Property Get Version() As String
End Property

Public Property Get Bitness() As String
End Property
</script:module>
</file>

<file path=Basic/ClassModules/ISolverLocalExec.xml><?xml version="1.0" encoding="utf-8"?>
<!DOCTYPE module  PUBLIC '-//OpenOffice.org//DTD OfficeDocument 1.0//EN'  'module.dtd'>
<script:module xmlns:script="http://openoffice.org/2000/script" script:name="ISolverLocalExec" script:language="StarBasic" script:moduleType="normal">REM  *****  BASIC  *****

Option VBAsupport 1

Public Function GetExecPath(Optional errorString As String, Optional Bitness As String) As String
End Function

Public Property Get ExecName() As String
End Property

Public Function CreateSolveCommand(s As COpenSolver) As String
End Function
</script:module>
</file>

<file path=Basic/ClassModules/script-lb.xml><?xml version="1.0" encoding="utf-8"?>
<!DOCTYPE library  PUBLIC '-//OpenOffice.org//DTD OfficeDocument 1.0//EN'  'library.dtd'>
<library:library xmlns:library="http://openoffice.org/2000/library" library:name="ClassModules" library:readonly="false" library:passwordprotected="false">
  <library:element library:name="COpenSolver"/>
  <library:element library:name="ISolver"/>
  <library:element library:name="CSolverCbc"/>
  <library:element library:name="ISolverLocal"/>
  <library:element library:name="ISolverLocalExec"/>
  <library:element library:name="ISolverLinear"/>
  <library:element library:name="ISolverFile"/>
</library:library>
</file>

<file path=Basic/Dialogs/CSolverCbc.xml><?xml version="1.0" encoding="utf-8"?>
<!DOCTYPE module  PUBLIC '-//OpenOffice.org//DTD OfficeDocument 1.0//EN'  'module.dtd'>
<script:module xmlns:script="http://openoffice.org/2000/script" script:name="CSolverCbc" script:language="StarBasic" script:moduleType="normal">REM  *****  BASIC  *****

Sub Main

End Sub
</script:module>
</file>

<file path=Basic/Dialogs/Module1.xml><?xml version="1.0" encoding="utf-8"?>
<!DOCTYPE module  PUBLIC '-//OpenOffice.org//DTD OfficeDocument 1.0//EN'  'module.dtd'>
<script:module xmlns:script="http://openoffice.org/2000/script" script:name="Module1" script:language="StarBasic" script:moduleType="normal">REM  *****  BASIC  *****

Sub Main
	dim Variables(3) as object
	dim Constraints(3) as object
	
	oDoc = ThisComponent
	x = oDoc.NamedRanges
	Sheet = oDoc.Sheets(0)	
	
	smgr = GetProcessServiceManager()
	solver = smgr.createInstance("com.sun.star.sheet.Solver")
	solver.AssumeNonNegative = True
	
	solver.Document = oDoc
	objectiveCell = Sheet.getCellByPosition(2,17)
	solver.Objective = objectiveCell.CellAddress
	
	
	
	for i=0 to 3
		Variables(i) = Sheet.getCellByPosition(1,6+i).CellAddress
	Next i
	
	solver.Variables = Variables()
	for i=0 to 3
		redim constraint as New com.sun.star.sheet.SolverConstraint
		Constraints(i) = constraint
		Constraints(i).Left = Sheet.getCellByPosition(2,11+i).CellAddress
		Constraints(i).Right = Sheet.getCellByPosition(4,11+i).Value
		operator = Sheet.getCellByPosition(3,11+i).String
		If operator = "&lt;=" then
			Constraints(i).Operator = com.sun.star.sheet.SolverConstraintOperator.LESS_EQUAL
		elseif operator = "&gt;=" then
			Constraints(i).Operator = com.sun.star.sheet.SolverConstraintOperator.GREATER_EQUAL
		elseif operator = "`=" then
			Constraints(i).Operator = com.sun.star.sheet.SolverConstraintOperator.EQUAL
		end if
	Next i
	
	solver.Constraints = Constraints()
	
	solver.Maximize = True
	solver.Solve()
	
	Sheet.getCellByPosition(5,20).Value = solver.ResultValue
	
End Sub
</script:module>
</file>

<file path=Basic/Dialogs/script-lb.xml><?xml version="1.0" encoding="utf-8"?>
<!DOCTYPE library  PUBLIC '-//OpenOffice.org//DTD OfficeDocument 1.0//EN'  'library.dtd'>
<library:library xmlns:library="http://openoffice.org/2000/library" library:name="Dialogs" library:readonly="false" library:passwordprotected="false">
  <library:element library:name="Module1"/>
  <library:element library:name="CSolverCbc"/>
</library:library>
</file>

<file path=Basic/Standard/Debug.xml><?xml version="1.0" encoding="utf-8"?>
<!DOCTYPE module  PUBLIC '-//OpenOffice.org//DTD OfficeDocument 1.0//EN'  'module.dtd'>
<script:module xmlns:script="http://openoffice.org/2000/script" script:name="Debug" script:language="StarBasic" script:moduleType="normal">REM  *****  BASIC  *****
Option VBASupport 1

sub Main
	dim sheet
	set book = ActiveWorkbook
	set sheet = book.ActiveSheet
	dim returned As Long, ret2 As Long, LHSRange As Range, Relation As Long, RHSRange As Range, RHSFormula As String, libreBook
	returned = GetAttr(ThisWorkbook.Path)
End sub
</script:module>
</file>

<file path=Basic/Standard/OpenSolverAPI.xml><?xml version="1.0" encoding="utf-8"?>
<!DOCTYPE module  PUBLIC '-//OpenOffice.org//DTD OfficeDocument 1.0//EN'  'module.dtd'>
<script:module xmlns:script="http://openoffice.org/2000/script" script:name="OpenSolverAPI" script:language="StarBasic" script:moduleType="normal">REM  *****  BASIC  *****
Option VBAsupport 1

'/**
' * Gets a list of short names for all solvers that can be set
' */
Public Function GetAvailableSolvers() As StringArray
	'GetAvailableSolvers = StringArray("CBC", "Gurobi", "NeosCBC",_
	' "Bonmin", "Couenne", "NOMAD", "NeosBon", "NeosCou",_
	'  "SolveEngine")
	GetAvailableSolvers = StringArray("System")
End Function

'/**
' * Returns the objective cell in an OpenSolver model.
' * @param {} sheet The worksheet containing the model (defaults to active worksheet)
' * @param {} Validate If True, throws an error if the model is invalid. Defaults to True
' * @param {} RefersTo Returns the RefersTo string describing the objective
' */
Public Function GetObjectiveFunctionCell(Optional sheet As Object, Optional Validate As Boolean, Optional RefersTo As String) As Range
	If IsMissing(Validate) Then Validate = True
	If IsMissing(sheet) Then sheet = Nothing
	
	GetActiveSheetIfMissing sheet
	dim r As Range
	' Get and check the objective function
	Dim isRangeObj As Boolean, valObj As Double, ObjRefersToError As Boolean, ObjRefersToFormula As Boolean, objIsMissing As Boolean
	GetSheetNameAsValueOrRange sheet, "solver_opt", objIsMissing, isRangeObj, r, ObjRefersToFormula, ObjRefersToError, RefersTo, valObj
	
	GetObjectiveFunctionCell = r
	If Validate Then
		' If objMissing is false, but the ObjRange is empty, the objective might be an out of date reference
		If objIsMissing = False And GetObjectiveFunctionCell Is Nothing Then
			RaiseUserError "OpenSolver cannot find the objective ('solver_opt' is out of date). Please re-enter the objective, and try again."
		EndIf
		' Objective is corrupted somehow
		If ObjRefersToError Then
			RaiseUserError "The objective is marked #REF!, indicating this cell has been deleted. Please fix the objective, and try again."
		EndIf
	EndIf
End Function

'/**
' * Sets the objective cell in an OpenSolver model.
' * @param {} ObjectiveFunctionCell The cell to set
' * @param {} sheet The worksheet containing the model (defaults to active worksheet)
' * @param {} libreBook The LibreOffice Workbook containing the model (Defaults to the active workbook) NOTE: Must be the same workbook that the sheet is on
' */
Public Function SetObjectiveFunctionCell(ObjectiveFunctionCell As Range, Optional sheet As Object, Optional libreBook)
	GetActiveSheetIfMissing sheet, libreBook
	ValidateObjectiveFunctionCell ObjectiveFunctionCell
	SetNamedRangeIfExists "solver_opt", ObjectiveFunctionCell, sheet, libreBook
End Function

'/**
' * Returns the objective sense type for an OpenSolver model. Defaults to Minimize if an invalid value is saved.
' * @param {} sheet The worksheet containing the model (defaults to active worksheet)
' * @param {} libreBook The LibreOffice Workbook containing the model (Defaults to the active workbook) NOTE: Must be the same workbook that the sheet is on
' */
Public Function GetObjectiveSense(Optional sheet As Object, Optional libreBook) As Long
	GetActiveSheetIfMissing sheet, libreBook
	GetObjectiveSense = GetNamedIntegerWithDefault(sheet, "solver_typ", ObjectiveSenseType.MinimiseObjective)

	' Check that our integer is a valid value for the enum
	Dim i As Integer
	' Have to hardcode the below because Libre does not support [_First] Or [_Last]
	For i = 0 To 3
		If GetObjectiveSense = i Then Exit Function
	Next i
	' It wasn't in the enum - set default
	dim sense As Long
	sense = ObjectiveSenseType.MinimiseObjective
	SetObjectiveSense sense, sheet, libreBook
	GetObjectiveSense = sense
End Function

'/**
' * Sets the objective sense for an OpenSolver model.
' * @param {} ObjectiveSense The objective sense to set
' * @param {} sheet The worksheet containing the model (defaults to active worksheet)
' * @param {} libreBook The LibreOffice Workbook containing the model (Defaults to the active workbook) NOTE: Must be the same workbook that the sheet is on
' */
Public Sub SetObjectiveSense(ObjectiveSense As Long, Optional sheet As Object, Optional libreBook)
	GetActiveSheetIfMissing sheet, libreBook
	SetIntegerNameOnSheet "solver_typ", ObjectiveSense, sheet, libreBook
End Sub

'/**
' * Returns the target objective value in an OpenSolver model.
' * @param {} sheet The worksheet containing the model (defaults to active worksheet)
' */
Public Function GetObjectiveTargetValue(Optional sheet As Object) As Double
	GetActiveSheetIfMissing sheet
	GetObjectiveTargetValue = GetNamedDoubleWithDefault(sheet, "solver_val", 0)
End Function

'/**
' * Sets the target objective value in an OpenSolver model.
' * @param {} ObjectiveTargetValue The target value to set
' * @param {} sheet The worksheet containing the model (defaults to active worksheet)
' * @param {} libreBook The LibreOffice Workbook containing the model (Defaults to the active workbook) NOTE: Must be the same workbook that the sheet is on
' */
Public Sub SetObjectiveTargetValue(ObjectiveTargetValue As Double, Optional sheet as Object, Optional libreBook)
	GetActiveSheetIfMissing sheet, libreBook
	SetDoubleNameOnSheet "solver_val", ObjectiveTargetValue, sheet, libreBook
End Sub

'/**
' * Gets the adjustable cells for an OpenSolver model, throwing an error if unset/invalid.
' * @param {} sheet The worksheet containing the model (defaults to active worksheet)
' * @param {} Validate If True, throws an error if the decision variables specified are missing or invalid. Defaults to True
' * @param {} RefersTo Returns the RefersTo string describing the decision variables
' */
Public Function GetDecisionVariables(Optional sheet As Object,_
 Optional Validate As Boolean,_
  Optional RefersTo As String) As Range
	If IsMissing(Validate) Then Validate = True
	If IsMissing(sheet) Then sheet = Nothing
    ' We check to see if a model exists by getting the adjustable cells. We check for a name first, as this may contain =Sheet1!$C$2:$E$2,Sheet1!#REF!
	GetActiveSheetIfMissing sheet
	Dim IsRange As Boolean, value As Double, RefersToError As Boolean, RefersToFormula As Boolean, IsMissing As Boolean
	Dim r As Range
	GetSheetNameAsValueOrRange sheet, "solver_adj", IsMissing, IsRange, r, RefersToFormula, RefersToError, RefersTo, value
	GetDecisionVariables = r

	If Validate Then
		If IsMissing Then
			RaiseUserError "No Solver model with decision variables was found on sheet " &amp; sheet.Name
		EndIf
		
		If Not IsRange Then
			On Error Resume Next
			Set GetDecisionVariables = sheet.Range("solver_adj")
			If Err.Number &lt;&gt; 0 Then
				RaiseUserError "A model was found on the sheet " &amp; sheet.Name &amp; " but the decision variable cells (" &amp; RefersTo &amp; ") could not be interpreted. Please redefine the decision variable cells, and try again."
			EndIf
			On Error GoTo 0
		EndIf
	EndIf
End Function

'/**
' * Gets the adjustable cells range (returning Nothing if invalid) for an OpenSolver model.
' * @param {} sheet The worksheet containing the model (defaults to active worksheet)
' * @param {} DecisionVariablesRefersTo Returns the RefersTo string describing the decision variables
' */
Public Function GetDecisionVariablesWithDefault(Optional sheet as Object, Optional DecisionVariablesRefersTo As String) As Range
	GetActiveSheetIfMissing sheet
	
	On Error GoTo SetDefault:
		Set GetDecisionVariablesWithDefault = GetDecisionVariables(sheet, True, DecisionVariablesRefersTo)
		Exit Function
		
SetDefault:
		Set GetDecisionVariablesWithDefault = Nothing
End Function

'/**
' * Gets the adjustable cells range (with overlap removed) for an OpenSolver model.
' * @param {} sheet The worksheet containing the model (defaults to active worksheet)
' * @param {} DecisionVariablesRefersTo Returns the RefersTo string describing the decision variables
' */
Public Function GetDecisionVariablesNoOverlap(Optional sheet As Object, Optional DecisionVariablesRefersTo As String) As Range
	' FINISH AND TEST
	GetActiveSheetIfMissing sheet
	Set GetDecisionVariablesNoOverlap = RemoveRangeOverlap(GetDecisionVariables(sheet, True, DecisionVariablesRefersTo))
End Function

'/**
' * Sets the adjustable cells range for an OpenSolver model.
' * @param {} DecisionVariables The range to set
' * @param {} sheet The worksheet containing the model (defaults to active worksheet)
' * @param {} libreBook The LibreOffice Workbook containing the model (Defaults to the active workbook) NOTE: Must be the same workbook that the sheet is on
' */
Public Sub SetDecisionVariables(DecisionVariables As Range, Optional sheet As Object, Optional libreBook)
	GetActiveSheetIfMissing sheet, libreBook
	ValidateDecisionVariables DecisionVariables
	SetNamedRangeIfExists "adj", DecisionVariables, sheet, libreBook, True
End Sub

'/**
' * Adds a constraint in an OpenSolver model.
' * @param {} LHSRange The range to set as the constraint LHS
' * @param {} Relation The relation to set for the constraint. If Int/Bin, neither RHSRange nor RHSFormula should be set.
' * @param {} RHSRange Set if the constraint RHS is a cell/range
' * @param {} 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AddConstraint(LHSRange As Range, Relation As Long, Optional RHSRange As Range, Optional RHSFormula As String, Optional sheet As Object, Optional libreBook)
	If IsMissing(RHSFormula) Then RHSFormula = ""
	If IsMissing(sheet) Then sheet = Nothing
	If IsMissing(libreBook) Then libreBook = Nothing
	If IsMissing(RHSRange) Then RHSRange = Nothing
	GetActiveSheetIfMissing sheet, libreBook
	
	Dim NewIndex As Long
	NewIndex = GetNumConstraints(sheet) + 1
	UpdateConstraint NewIndex, LHSRange, Relation, RHSRange, RHSFormula, sheet, libreBook
End Sub

'/**
' * Updates an existing constraint in an OpenSolver model.
' * @param {} Index The index of the constraint to update
' * @param {} LHSRange The new range to set as the constraint LHS
' * @param {} Relation The new relation to set for the constraint. If Int/Bin, neither RHSRange nor RHSFormula should be set.
' * @param {} RHSRange Set if the new constraint RHS is a cell/range
' * @param {} RHSFormula Set if the new constraint RHS is a string formula
' * @param {} sheet The worksheet containing the model (defaults to active worksheet)
' * @param {} libreBook The LibreOffice Workbook containing the model (Defaults to the active workbook) NOTE: Must be the same workbook that the sheet is on
' */
Public Sub UpdateConstraint(Index As Long, LHSRange As Range, Relation As Long, Optional RHSRange As Range, Optional RHSFormula As String, Optional sheet As Object, Optional libreBook)
	GetActiveSheetIfMissing sheet, libreBook
	
	ValidateConstraint LHSRange, Relation, RHSRange, RHSFormula, sheet
	
	SetConstraintLhs Index, LHSRange, sheet, libreBook
	SetConstraintRel Index, Relation, sheet, libreBook
	
	Select Case Relation
	Case RelationINT
		RHSFormula = "integer"
	Case RelationBIN
		RHSFormula = "binary"
	Case RelationAllDiff
		RHSFormula = "alldiff"
	End Select
	If Left(RHSFormula, 1) &lt;&gt; "=" Then RHSFormula = "=" &amp; RHSFormula

	SetConstraintRhs Index, RHSRange, RHSFormula, sheet, libreBook
	
	If Index &gt; GetNumConstraints(sheet) Then SetNumConstraints Index, sheet, libreBook
End Sub

'/**
' * Deletes a constraint in an OpenSolver model.
' * @param {} Index The index of the constraint to delete
' * @param {} sheet The worksheet containing the model (defaults to active worksheet)
' * @param {} libreBook The LibreOffice Workbook containing the model (Defaults to the active workbook) NOTE: Must be the same workbook that the sheet is on
' */
Public Sub DeleteConstraint(Index As Long, Optional sheet as Object, Optional libreBook)
	GetActiveSheetIfMissing sheet, libreBook
	
	Dim NumConstraints As Long
	NumConstraints = GetNumConstraints(sheet)
	
	If Index &gt; NumConstraints Or Index &lt; 1 Then Exit Sub
	
	' Shift all the constraints down one position
	Dim i As long
	For i = Index to NumConstraints - 1
		Dim LHSRange As Range, Relation As RelationConsts, RHSFormula As String, RHSRange As Range, RHSValue As Double, RHSRefersToFormula As Boolean
		Set LHSRange = GetConstraintLhs(i + 1, sheet)
		Relation = GetConstraintRel(i + 1, sheet)
		Set RHSRange = GetConstratinRhs(i + 1, RHSFormula, RHSValue, RHSRefersToFormula, sheet)
		UpdateConstraint i, LHSRange, Relation, RHSRange, RHSFormula, sheet
	Next i
	
	DeleteNameOnSheet "lhs" &amp; NumConstraints, sheet, True
	DeleteNameOnSheet "rel" &amp; NumConstraints, sheet, True
	DeleteNameOnSheet "rhs" &amp; NumConstraints, sheet, True
	
	SetNumConstraints NumConstraints - 1, sheet, librebook
End Sub

'/**
' * Returns the number of constraints in an OpenSolver model.
' * @param {} sheet The worksheet containing the model (defaults to active worksheet)
' */
Public Function GetNumConstraints(Optional sheet As Object) As Long
	GetActiveSheetIfMissing sheet
	GetNumConstraints = GetNamedIntegerWithDefault(sheet, "solver_num", 0)
End Function

'/**
' * Sets the number of constraints in an OpenSolver model. Using Set methods to modify constraints is dangerous, it is best to use Add/Delete/UpdateConstraint.
' * @param {} NumConstraints The number of constraints to set
' * @param {} sheet The worksheet containing the model (defaults to active worksheet)
' * @param {} libreBook The LibreOffice Workbook containing the model (Defaults to the active workbook) NOTE: Must be the same workbook that the sheet is on
' */
Public Sub SetNumConstraints(NumConstraints As Long, Optional sheet As Object, Optional libreBook)
	GetActiveSheetIfMissing sheet, libreBook
	SetIntegerNameOnSheet "solver_num", NumConstraints, sheet, libreBook
End Sub

'/**
' * Returns the LHS range for a specified constraint in an OpenSolver model.
' * @param {} Index The index of the constraint
' * @param {} sheet The worksheet containing the model (defaults to active worksheet)
' * @param {} Validate Whether to validate the LHS range. Defaults to True
' * @param {} RefersTo Returns RefersTo string representation of the LHS range
' */
Public Function GetConstraintLhs(Index As Long, Optional sheet As Object, Optional Validate As Boolean, Optional RefersTo As String) As Range
	GetActiveSheetIfMissing sheet
	
	Dim IsRange As Boolean, value As Double, RefersToError As Boolean, RefersToFormula As Boolean, IsMissing As Boolean
	dim r As Range
	GetSheetNameAsValueOrRange sheet, "solver_lhs" &amp; Index, IsMissing, IsRange, r, RefersToFormula, RefersToError, RefersTo, value
	GetConstraintLhs = r
	If Validate Then
		' Must have a left hand side defined
		If IsMissing Then
			RaiseUserError "The left hand side for a constraint does not appear to be defined ('solver_lhs" &amp; Index &amp; " is missing). Please fix this, and try again."
		EndIf
		' Must be valid
		If RefersToError Then
			RaiseUserError "The constraints reference cells marked #REF!, indicating these cells have been deleted. Please fix these constraints, and try again."
		EndIf
		' LHSs must be ranges
		If Not IsRange Then
			RaiseUserError "A constraint was entered with a left hand side (" &amp; RefersTo &amp; ") that is not a range. Please update the constraint, and try again."
		EndIf
	EndIf
End Function

'/**
' * Sets the constraint LHS for a specified constraint in an OpenSolver model. Using Set methods to modify constraints is dangerous, it is best to use Add/Delete/UpdateConstraint.
' * @param {} Index The index of the constraint to modify
' * @param {} ConstraintLhs The cell range to set as the constraint LHS
' * @param {} sheet The worksheet containing the model (defaults to active worksheet)
' * @param {} libreBook The LibreOffice Workbook containing the model (Defaults to the active workbook) NOTE: Must be the same workbook that the sheet is on
' */
Public Sub SetConstraintLhs(Index As Long, ConstraintLhs As Range, Optional sheet As Object, Optional libreBook)
	GetActiveSheetIfMissing sheet, libreBook
	SetNamedRangeIfExists "solver_lhs" &amp; Index, ConstraintLhs, sheet, libreBook
End Sub

'/**
' * Returns the relation for a specified constraint in an OpenSolver model.
' * @param {} Index The index of the constraint
' * @param {} sheet The worksheet containing the model (defaults to active worksheet)
' */
Public Function GetConstraintRel(Index As Long, Optional sheet As Object, Optional libreBook) As Long
	GetActiveSheetIfMissing sheet, libreBook
	
	GetConstraintRel = GetNamedIntegerWithDefault(sheet, "solver_rel" &amp; Index, RelationConsts.RelationLE)

	' Check that our integer is a valid value for the enum
	Dim i As Integer
	For i = 1 To 6
		If GetConstraintRel = i Then Exit Function
	Next i
	' It wasn't in the enum - set default
	GetConstraintRel = RelationConsts.RelationLE
	SetConstraintRel Index, GetConstraintRel, sheet, libreBook
End Function

'/**
' * Sets the constraint relation for a specified constraint in an OpenSolver model. Using Set methods to modify constraints is dangerous, it is best to use Add/Delete/UpdateConstraint.
' * @param {} Index The index of the constraint to modify
' * @param {} ConstraintRel The constraint relation to set
' * @param {} sheet The worksheet containing the model (defaults to active worksheet)
' * @param {} libreBook The LibreOffice Workbook containing the model (Defaults to the active workbook) NOTE: Must be the same workbook that the sheet is on
' */
Public Sub SetConstraintRel(Index As Long, ConstraintRel As Long, Optional sheet As Object, Optional libreBook)
	GetActiveSheetIfMissing sheet, libreBook
	SetIntegerNameOnSheet "solver_rel" &amp; Index, ConstraintRel, sheet, libreBook
End Sub

'/**
' * Returns the RHS for a specified constraint in an OpenSolver model. The Formula or value parameters will be set if the RHS is not a range (in this case the function returns Nothing).
' * @param {} Index The index of the constraint
' * @param {} Formula Returns the value of the RHS if it is a string formula
' * @param {} value Returns the value of the RHS if it is a constant value
' * @param {} RefersToFormula Set to true if the RHS is a string formula
' * @param {} sheet The worksheet containing the model (defaults to active worksheet)
' * @param {} Validate Whether to validate the RHS range. Defaults to True
' */
Public Function GetConstraintRhs(Index As Long, Formula As String, value As Double, RefersToFormula As Boolean, Optional sheet As Object, Optional Validate As Boolean) As Range
	GetActiveSheetIfMissing sheet
	
	Dim IsRange As Boolean, RefersToError As Boolean, IsMissing As Boolean
	Dim r As Range
	GetSheetNameAsValueOrRange sheet, "solver_rhs" &amp; Index, IsMissing, IsRange, r, RefersToFormula, RefersToError, Formula, value
	GetConstraintRhs = r
	If Validate Then
		' Must have a right hand side defined
		If IsMissing Then
			RaiseUserError "The right hand side for a constraint does not appear to be defined ('solver_rhs" &amp; Index &amp; " is missing). Please fix this, and try again."
		EndIf
		' Must be valid
		If RefersToError Then
			RaiseUserError "The constraints reference cell marked #REF!, indicating these cells have been deleted. Please fix these constraints, and try again."
		EndIf
	EndIf
End Function

'/**
' * Sets the constraint RHS for a specified constraint in an OpenSolver model. Only one of ConstraintRhsRange and ConstraintRhsFormula should be set, depending on whether the RHS is a range or a string formula. Using Set methods to modify constraints is dangerous, it is best to use Add/Delete/UpdateConstraint.
' * @param {} Index The index of the constraint to modify
' * @param {} ConstraintRhsRange Set if the constraint RHS is a cell range
' * @param {} ConstraintRhsFormula Set if the constraint RHS is a string formula
' * @param {} sheet The worksheet containing the model (defaults to active worksheet)
' * @param {} libreBook The LibreOffice Workbook containing the model (Defaults to the active workbook) NOTE: Must be the same workbook that the sheet is on
' */
Public Sub SetConstraintRhs(Index As Long, ConstraintRhsRange As Range, ConstraintRhsFormula As String, Optional sheet As Object, Optional libreBook)
	GetActiveSheetIfMissing sheet, libreBook
	
	If ConstraintRhsRange Is Nothing Then
		SetNameOnSheet "rhs" &amp; Index, ConstraintRhsFormula, sheet, libreBook, True
	Else
		SetNamedRangeIfExists "rhs" &amp; Index, ConstraintRhsRange, sheet, libreBook, True
	EndIf
End Sub

'/**
' * Returns whether unconstrained variables are non-negative for an OpenSolver model.
' * @param {} sheet The worksheet containing the model (defaults to active worksheet)
' * @param {} libreBook The LibreOffice Workbook containing the model (Defaults to the active workbook) NOTE: Must be the same workbook that the sheet is on
' */
Public Function GetNonNegativity(Optional sheet As Object, Optional libreBook) As Boolean
	GetActiveSheetIfMissing sheet
	GetNonNegativity = GetNamedBooleanWithDefault(sheet, libreBook, "solver_neg", True)
End Function

'/**
' * Sets whether unconstrained variables are non-negative for an OpenSolver model.
' * @param {} NonNegativity True if unconstrained variables should be non-negative
' * @param {} sheet The worksheet containing the model (defaults to active worksheet)
' * @param {} libreBook The LibreOffice Workbook containing the model (Defaults to the active workbook) NOTE: Must be the same workbook that the sheet is on
' */
Public Sub SetNonNegativity(NonNegativity As Boolean, Optional sheet As Object, Optional libreBook)
	GetActiveSheetIfMissing sheet, libreBook
	SetBooleanNameOnSheet "solver_neg", NonNegativity, sheet, libreBook
End Sub

'/**
' * Returns whether a post-solve linearity check will be run for an OpenSolver model
' * @param {} sheet The worksheet containing the model (defaults to active worksheet)
' * @param {} libreBook The LibreOffice Workbook containing the model (Defaults to the active workbook) NOTE: Must be the same workbook that the sheet is on
' */
Public Function GetLinearityCheck(Optional sheet As Object, Optional libreBook) As Boolean
	GetActiveSheetIfMissing sheet, libreBook
	GetLinearityCheck = GetNamedBooleanWithDefault(sheet, libreBook, "OpenSolver_LinearityCheck", True)
End Function

'/**
' * Sets the whether to run a post-solve linearity check for an OpenSolver model.
' * @param {} LinearityCheck True to run linearity check
' * @param {} sheet The worksheet containing the model (defaults to active worksheet)
' * @param {} libreBook The LibreOffice Workbook containing the model (Defaults to the active workbook) NOTE: Must be the same workbook that the sheet is on
' */
Public Sub SetLinearityCheck(LinearityCheck As Boolean, Optional sheet As Object, Optional libreBook)
	GetActiveSheetIfMissing sheet, libreBook
	SetBooleanNameOnSheet "OpenSolver_LinearityCheck", LinearityCheck, sheet, libreBook
End Sub

'/**
' * Returns whether to show solve progress for an OpenSolver model.
' * @param {} sheet The worksheet containing the model (defaults to active worksheet)
' * @param {} libreBook The LibreOffice Workbook containing the model (Defaults to the active workbook) NOTE: Must be the same workbook that the sheet is on
' */
Public Function GetShowSolverProgress(Optional sheet As Object, Optional libreBook) As Boolean
	GetActiveSheetIfMissing sheet, libreBook
	GetShowSolverProgress = GetNamedBooleanWithDefault(sheet, libreBook, "solver_sho", False)
End Function

'/**
' * Sets whether to show solve progress for an OpenSolver model.
' * @param {} ShowSolverProgress True to show progress while solving
' * @param {} sheet The worksheet containing the model (defaults to active worksheet)
' * @param {} libreBook The LibreOffice Workbook containing the model (Defaults to the active workbook) NOTE: Must be the same workbook that the sheet is on
' */
Public Sub SetShowSolverProgress(ShowSolverProgress As Boolean, Optional sheet As Object, Optional libreBook)
	GetActiveSheetIfMissing sheet, libreBook
	SetBooleanNameOnSheet "solver_sho", ShowSolverProgress, sheet, libreBook
End Sub

'/**
' * Returns the max solve time for an OpenSolver model.
' * @param {} sheet The worksheet containing the model (defaults to active worksheet)
' * @param {} libreBook The LibreOffice Workbook containing the model (Defaults to the active workbook) NOTE: Must be the same workbook that the sheet is on
' */
Public Function GetMaxTime(Optional sheet As Object, Optional libreBook) As Double
	GetActiveSheetIfMissing sheet, libreBook
	GetMaxTime = GetNamedDoubleWithDefault(sheet, libreBook, "solver_tim", MAX_LONG)
End Function

'/**
' * Sets the max solve time for an OpenSolver model.
' * @param {} MaxTime The max solve time in seconds (defaults to no limit)
' * @param {} sheet The worksheet containing the model (defaults to active worksheet)
' * @param {} libreBook The LibreOffice Workbook containing the model (Defaults to the active workbook) NOTE: Must be the same workbook that the sheet is on
' */
Public Sub SetMaxTime(Optional MaxTime As Double, Optional sheet As object, Optional libreBook)
	GetActiveSheetIfMissing sheet, libreBook
	If IsMissing(MaxTime) Then MaxTime = MAX_LONG
	ValidateMaxTime MaxTime
	SetDoubleNameOnSheet "solver_tim", MaxTime, sheet, libreBook
End Sub

'/**
' * Sets target range for sensitivity analysis output for an OpenSolver model.
' * @param {} Duals The target range for output (Nothing for no sensitivity analysis)
' * @param {} sheet The worksheet containing the model (defaults to active worksheet)
' * @param {} libreBook The LibreOffice Workbook containing the model (Defaults to the active workbook) NOTE: Must be the same workbook that the sheet is on
' */
Public Sub SetDuals(Duals As Range, Optional sheet As Object, Optional libreBook)
	GetActiveSheetIfMissing sheet, libreBook
	ValidateDuals Duals
	SetNamedRangeIfExists "OpenSolver_Duals", Duals, sheet, libreBook
End Sub

'/**
' * Returns solver tolerance (as a doubl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Optional sheet As Object, Optional libreBook) As Double
	GetActiveSheetIfMissing sheet, libreBook
	GetTolerance = GetNamedDoubleWithDefault(sheet, libreBook, "solver_tol", 0.05)
End Function

'/**
' * Returns solver tolerance (as a percentage) for an OpenSolver model.
' * @param {} sheet The worksheet containing the model (defaults to active worksheet)
' * @param {} libreBook The LibreOffice Workbook containing the model (Defaults to the active workbook) NOTE: Must be the same workbook that the sheet is on
' */
Public Function GetToleranceAsPercentage(Optional sheet As Object, Optional libreBook) As Double
	GetActiveSheetIfMissing sheet, libreBook
	GetToleranceAsPercentage = GetTolerance(sheet, libreBook) * 100
End Function

'/**
' * Sets solver tolerance for an OpenSolver model.
' * @param {} Tolerance The tolerance to set (between 0 and 1)
' * @param {} sheet The worksheet containing the model (defaults to active worksheet)
' * @param {} libreBook The LibreOffice Workbook containing the model (Defaults to the active workbook) NOTE: Must be the same workbook that the sheet is on
' */
Public Sub SetTolerance(Tolerance As Double, Optional sheet As Object, Optional libreBook)
	GetActiveSheetIfMissing sheet, libreBook
	ValidateTolerance Tolerance
	SetDoubleNameOnSheet "solver_tol", Tolerance, sheet, libreBook
End Sub

'/**
' * Sets the solver tolerance (as a percentage) for an OpenSolver model.
' * @param {} Tolerance The tolerance to set as a percentage (between 0 and 100)
' * @param {} sheet The worksheet containing the model (defaults to active worksheet)
' * @param {} libreBook The LibreOffice Workbook containing the model (Defaults to the active workbook) NOTE: Must be the same workbook that the sheet is on
' */
Public Sub SetTolerancesAsPercentage(Tolerance As Double, Optional sheet As Object, Optional libreBook)
	GetActiveSheetIfMissing sheet, libreBook
	ValidateToleranceAsPercentage Tolerance
	SetTolerance Tolerance / 100, sheet, libreBook
End Sub

'/**
' * Returns the solver iteration limit for an OpenSolver model.
' * @param {} sheet The worksheet containing the model (defaults to active worksheet)
' * @param {} libreBook The LibreOffice Workbook containing the model (Defaults to the active workbook) NOTE: Must be the same workbook that the sheet is on
' */
Public Function GetMaxIterations(Optional sheet As Object, Optional libreBook) As Double
	GetActiveSheetIfMissing sheet, libreBook
	GetMaxIterations = GetNamedDoubleWithDefault(sheet, libreBook, "solver_itr", MAX_LONG)
End Function

'/**
' * Sets the solver iteration limit for an OpenSolver model.
' * @param {} MaxIterations The iteration limit to set (defaults to no limit)
' * @param {} sheet The worksheet containing the model (defaults to active worksheet)
' * @param {} libreBook The LibreOffice Workbook containing the model (Defaults to the active workbook) NOTE: Must be the same workbook that the sheet is on
' */
Public Sub SetMaxIterations(Optional MaxIterations As Double, Optional sheet As Object, Optional libreBook)
	GetActiveSheetIfMissing sheet, libreBook
	If IsMissing(MaxIterations) Then MaxIterations = MAX_LONG
	ValidateMaxIterations MaxIterations
	SetDoubleNameOnSheet "solver_itr", MaxIterations, sheet, libreBook
End Sub

'/**
' * Returns the solver precision for an OpenSolver model.
' * @param {} sheet The worksheet containing the model (defaults to active worksheet)
' * @param {} libreBook The LibreOffice Workbook containing the model (Defaults to the active workbook) NOTE: Must be the same workbook that the sheet is on
' */
Public Function GetPrecision(Optional sheet As Object, Optional libreBook) As Double
	GetActiveSheetIfMissing sheet, libreBook
	GetPrecision = GetNamedDoubleWithDefault(sheet, libreBook, "solver_pre", 0.000001)
End Function

'/**
' * Sets the solver precision for an OpenSolver model.
' * @param {} Precision The solver precision to set
' * @param {} sheet The worksheet containing the model (defaults to active worksheet)
' * @param {} libreBook The LibreOffice Workbook containing the model (Defaults to the active workbook) NOTE: Must be the same workbook that the sheet is on
' */
Public Sub SetPrecision(Precision As Double, Optional sheet As Object, Optional libreBook)
	GetActiveSheetIfMissing sheet, libreBook
	ValidatePrecision Precision
	SetDoubleNameOnSheet "solver_pre", Precision, sheet, libreBook
End Sub

'/**
' * Returns 'Extra Solver Parameters' range for specified solver in an OpenSolver model.
' * @param {} SolverShortName The short name of the solver for which parameters are being returned
' * @param {} sheet The worksheet containing the model (defaults to active worksheet)
' * @param {} Validate Whether to validate the parameters range. Defaults to True
' * @param {} RefersTo Returns RefersTo string representation of the parameters range
' */
Public Function GetSolverParameters(SolverShortName As String, Optional sheet As Object, Optional Validate, Optional RefersTo As String) As Range
	GetActiveSheetIfMissing sheet
	If IsMissing(Validate) Then Validate = True
	
	Dim IsRange As Boolean, value As Double, RefersToError As Boolean, RefersToFormula As Boolean, IsMissing As Boolean 
	GetSheetNameAsValueOrRange sheete, "OpenSolver_" &amp; SolverShortName &amp; "Parameters", IsMissing, IsRange, GetSolverParameters, RefersToFormula, RefersToError, RefersTo, value

	If Validate Then
		ValidateSolverParameters GetSolverParameters
	EndIf
End Function

'/**
' * Sets 'Extra Parameters' range for a specified solver in an OpenSolver model.
' * @param {} SolverShortName The short name of the solver for which parameters are being set
' * @param {} SolverParameters The range containing the parameters (must be a range with two columns: keys and parameters)
' * @param {} sheet The worksheet containing the model (defaults to active worksheet)
' * @param {} libreBook The LibreOffice Workbook containing the model (Defaults to the active workbook) NOTE: Must be the same workbook that the sheet is on
' */
Public Sub SetSolverParameters(SolverShortName As String, SolverParameters As Range, Optional sheet As Object, Optional libreBook)
	GetActiveSheetIfMissing sheet, libreBook
	ValidateSolverParameters SolverParameters
	SetNamedRangeIfExists "OpenSolver_" &amp; SolverShortName &amp; "Parameters", SolverParameters, sheet, libreBook
End Sub

'/**
' * Deletes 'Extra Parameters' range for a specified solver in an OpenSolver model.
' * @param {} SolverShortName The short name of the solver for which parameters are deleted
' * @param {} sheet The worksheet containing the model (defaults to active worksheet)
' * @param {} libreBook The LibreOffice Workbook containing the model (Defaults to the active workbook) NOTE: Must be the same workbook that the sheet is on
' */
Public Sub DeleteSolverParameters(SolverShortName As String, Optional sheet As Object, Optional libreBook)
	GetActiveSheetIfMissing sheet, libreBook
	SetSolverParameters SolverShortName, Nothing, sheet, libreBook
End Sub

'/**
' * Returns whether Solver's 'ignore integer constraints' option is set for an OpenSolver model. OpenSolver cannot solve while this option is enabled.
' * @param {} sheet The worksheet containing the model (defaults to active worksheet)
' * @param {} libreBook The LibreOffice Workbook containing the model (Defaults to the active workbook) NOTE: Must be the same workbook that the sheet is on
' */
Public Function GetIgnoreIntegerConstraints(Optional sheet As Object, Optional libreBook) As Boolean
	GetActiveSheetIfMissing sheet, libreBook
	GetIgnoreIntegerConstraints = GetNamedBooleanWithDefault(sheet, libreBook, "solver_rlx", False)
End Function

'/**
' * Sets Solver's 'ignore integer constraints' option for an OpenSolver model. OpenSolver cannot solve while this option is enabled.
' * @param {} IgnoreIntegerConstraints True to turn on 'ignore integer constraints'
' * @param {} sheet The worksheet containing the model (defaults to active worksheet)
' * @param {} libreBook The LibreOffice Workbook containing the model (Defaults to the active workbook) NOTE: Must be the same workbook that the sheet is on
' */
Public Sub SetIgnoreIntegerConstraints(IgnoreIntegerConstraints As Boolean, Optional sheet As Object, Optional libreBook)
	GetActiveSheetIfMissing sheet, libreBook
	SetBooleanNameOnSheet "solver_rlx", IgnoreIntegerConstraints, sheet, libreBook
End Sub

'/**
' * Returns target range for sensitivity analysis output for an OpenSolver model.
' * @param {} sheet The worksheet containing the model (defaults to active worksheet)
' * @param {} Validate If True, checks the Duals range for validity. Defaults to True
' * @param {} RefersTo Returns the RefersTo string describing the Duals range
' */
Public Function GetDuals(Optional sheet As Object,_
 Optional libreBook, Optional Validate As Boolean,_
  Optional RefersTo As String) As Range
	If IsMissing(sheet) Then sheet = Nothing
	If IsMissing(libreBook) Then libreBook = Nothing
	
	GetActiveSheetIfMissing sheet, libreBook
	If IsMissing(Validate) Then Validate = True
	If IsMissing(RefersTo) Then RefersTo = ""
	
	Dim IsRange As Boolean, value As Double,_
	 RefersToError As Boolean, RefersToFormula As Boolean,_
	  IsMissing As Boolean
	Dim r As Range
	GetSheetNameAsValueOrRange sheet, "OpenSolver_Duals", IsMissing,_
	 IsRange, r, RefersToFormula, RefersToError, RefersTo,_
	  value
	Set GetDuals = r
End Function


'/**
' * Returns whether 'Output sensitivity analysis' is set for an OpenSolver model.
' * @param {} sheet The worksheet containing the model (defaults to active worksheet)
' */
Public Function GetDualsOnSheet(Optional sheet As Object) As Boolean
	GetActiveSheetIfMissing sheet
	GetDualsOnSheet = GetNamedBooleanWithDefault(sheet, "OpenSolver_DualsNewSheet", False)
End Function

'/**
' * Sets the value of 'Output sensitivity analysis' for an OpenSolver model.
' * @param {} DualsOnSheet True to set 'Output sensitivity analysis'
' * @param {} sheet The worksheet containing the model (defaults to active worksheet)
' * @param {} libreBook The LibreOffice Workbook containing the model (Defaults to the active workbook) NOTE: Must be the same workbook that the sheet is on
' */
Public Sub SetDualsOnSheet(DualsOnSheet As Boolean, Optional sheet As Object, Optional libreBook)
	GetActiveSheetIfMissing sheet, libreBook
	SetBooleanNameOnSheet "OpenSolver_DualsNewSheet", DualsOnSheet, sheet, libreBook
End Sub

'/**
' * Returns True if 'Output sensitivity analysis' destination is set to 'updating any previous sheet' for an OpenSolver model, and False if set to 'on a new sheet'.
' * @param {} sheet The worksheet containing the model (defaults to active worksheet)
' */
Public Function GetUpdateSensitivity(Optional sheet As Object) As Boolean
	GetActiveSheetIfMissing sheet
	GetUpdateSensitivity = GetNamedBooleanWithDefault(sheet, "OpenSolver_UpdateSensitivity", True)
End Sub

'/**
' * Sets the destination option for 'Output sensitivity analysis' for an OpenSolver model.
' * @param {} UpdateSensitivity True to set 'updating any previous sheet'. False to set 'on a new sheet'
' * @param {} sheet The worksheet containing the model (defaults to active worksheet)
' * @param {} libreBook The LibreOffice Workbook containing the model (Defaults to the active workbook) NOTE: Must be the same workbook that the sheet is on
' */
Public Sub SetUpdateSensitivity(UpdateSensitivity As Boolean, Optional sheet As Object, Optional libreBook)
	GetActiveSheetIfMissing sheet, libreBook
	SetBooleanNameOnSheet "OpenSolver_UpdateSensitivity", UpdateSensitivity, sheet, libreBook
End Sub
</script:module>
</file>

<file path=Basic/Standard/OpenSolverConstants.xml><?xml version="1.0" encoding="utf-8"?>
<!DOCTYPE module  PUBLIC '-//OpenOffice.org//DTD OfficeDocument 1.0//EN'  'module.dtd'>
<script:module xmlns:script="http://openoffice.org/2000/script" script:name="OpenSolverConstants" script:language="StarBasic" script:moduleType="normal">REM  *****  BASIC  *****
Option VBASupport 1
Public Const EPSILON As Double = 0.00001
Enum OpenSolverResult
   Pending = -4  ' Added by us - used for solvers that asynchronously and are yet to run
   AbortedThruUserAction = -3   ' Used to indicate that a non-linearity check was made (losing the solution)
   ErrorOccurred = -2    ' Added by us - used in RunOpenSolver to indicate an error occured and has been reported to the user
   Unsolved = -1        ' Added by us - indicates a model not yet solved
   Optimal = 0
   Unbounded = 4        ' "The Objective Cell values do not converge" =&gt; unbounded
   Infeasible = 5
   LimitedSubOptimal = 10    ' CBC stopped before finding an optimal/feasible/integer solution because of CBC errors or time/iteration limits
   NotLinear = 7 ' Report non-linearity so that it can be picked up in silent mode
   ' ErrorInTargetOrConstraint = 9  We throw an error instead
   ' ErrorInModel = 13 We throw an error instead
   ' IntegerOptimal = 14 We just return Optimal
End Enum

' OpenSolver Solver Types
Enum OpenSolver_SolverType
	Unknown = -1
	Linear = 1
	NonLinear = 2
End Enum

Enum OpenSolver_ModelStatus
	Unitialized = 0
	Built = 1
End Enum

' The type of value in the LHS/RHS of a constraint
Enum SolverInputType
	SingleCellRange = 1 ' Valid for a LHS and a RHS
	MultiCellRange = 2  ' Valid for a LHS and a RHS
	Formula = 3         ' Valid for a RHS only
	constant = 4        ' Valid for a RHS only
End Enum

' Solver's different types of constraints
Public Enum RelationConsts
    '[_First] = 1
    RelationLE = 1
    RelationEQ = 2
    RelationGE = 3
    RelationINT = 4
    RelationBIN = 5
    RelationAllDiff = 6
    '[_Last] = 6
End Enum

Public Enum ObjectiveSenseType
	'[_First] = 0
	UnknownObjectiveSense = 0
	MaximiseObjective = 1
	MinimiseObjective = 2
	TargetObjective = 3
	'[_Last] = 3
End Enum

Public Enum VariableType
	VarContinuous = 0
	VarInteger = 1
	VarBinary = 2
End Enum

Public Enum OpenSolver_FileType
	LP = 1
	AMPL = 2
	NL = 3
End Enum

Public Enum OpenSolver_ModelType
	None = 1
	Diff = 2
	Parsed = 3
End Enum

Function ObjectiveSenseStringToEnum(ByVal sense As String) As ObjectiveSenseType
	Select Case sense
	Case "min", "minimize", "minimise": ObjectiveSenseStringToEnum = MinimiseObjective
	Case "max", "maximize", "maximise": ObjectiveSenseStringToEnum = MaximiseObjective
	End Select
End Function

Function RelationStringToEnum(ByVal rel As String) As RelationConsts
	Select Case rel
	Case "&lt;", "&lt;=":             RelationStringToEnum = RelationLE
	Case "=", "'=":             RelationStringToEnum = RelationEQ
	Case "&gt;", "&gt;=":             RelationStringToEnum = RelationGE
	Case "integer", "int", "i": RelationStringToEnum = RelationINT
	Case "binary", "bin", "b":  RelationStringToEnum = RelationBIN
	Case "alldiff":             RelationStringToEnum = RelationAllDiff
	Case Else
		RaiseGeneralError "Unknown relation code: " &amp; rel
	End Select
End Function

Function RelationEnumToString(rel As RelationConsts) As String
	Select Case rel
	Case RelationLE:      RelationEnumToString = "&lt;="
	Case RelationEQ:      RelationEnumToString = "="
	Case RelationGE:      RelationEnumToString = "&gt;="
	Case RelationINT:     RelationEnumToString = "int"
	Case RelationBIN:     RelationEnumToString = "bin"
	Case RelationAllDiff: RelationEnumToString = "alldiff"
	End Select
End Function

Function SolverRelationAsUnicodeChar(rel As RelationConsts) As String
	Select Case rel
	Case RelationGE: SolverRelationAsUnicodeChar = ChrW(&amp;H2265) ' "&gt;" gg
	Case RelationEQ: SolverRelationAsUnicodeChar = "="
	Case RelationLE: SolverRelationAsUnicodeChar = ChrW(&amp;H2264) ' "&lt;"
	Case Else:       SolverRelationAsUnicodeChar = "(unknown)"
	End Select
End Function

Function ReverseRelation(rel As Long) As Long
	ReverseRelation 4 - rel
End Function

Function RelationHasRHS(rel As RelationConsts) As Boolean
	Select Case rel
	Case RelationLE, RelationEQ, RelationGE:        RelationHasRHS = True
	Case RelationINT, RelationBIN, RelationAllDiff: RelationHasRHS = False
	End Select
End Function

</script:module>
</file>

<file path=Basic/Standard/OpenSolverErrorHandler.xml><?xml version="1.0" encoding="utf-8"?>
<!DOCTYPE module  PUBLIC '-//OpenOffice.org//DTD OfficeDocument 1.0//EN'  'module.dtd'>
<script:module xmlns:script="http://openoffice.org/2000/script" script:name="OpenSolverErrorHandler" script:language="StarBasic" script:moduleType="normal">REM  *****  BASIC  *****
Option VBASupport 1

Const DEBUG_MODE As Boolean = False
CONST USER_CANCEL As Long = 18

Public Const SILENT_ERROR As String = "Cancelled by user"

Public ErrNum As Long
Public ErrMsg As String
Public ErrLinkTarget As String

' OpenSolver error numbers.
Public Const vbObjectError = 1006
Public Const OpenSolver_UserError = vbObjectError + 1001 'An error caused by the user making a mistake
Public Const OpenSolver_UserCancelledError = vbObjectError + 1002 ' The user requested the solve be cancelled

Function ReportError(ModuleName As String, ProcedureName As String, Optional IsEntryPoint, Optional MinimiseUserInteraction As Boolean, Optional UserMessage As String, Optional StackTraceMessage As String) As Boolean
	If IsMissing(MinimiseUserInteraction) Then MinimiseUserInteraction = False
	If IsMissing(IsEntryPoint) Then IsEntryPoint = False
	If IsMissing(UserMessage) Then UserMessage = ""
	If IsMissing(StackTraceMessage) Then StackTraceMessage = ""
	' See if we should clear the log file
	Dim NewLogFile
	NewLogFile = (ErrNum = 0)
	
	' Grab the error infor before it's cleared by On Error Resume Next below.
	Dim ErrLine As Long
	ErrNum = Err.Number
	ErrLine = Erl
	
	If ErrNum = USER_CANCEL Then
		If ShowEscapeCancelMessage() = vbNo Then
		Else
			ErrNum = OpenSolver_UserCancelledError
			ErrMsg = SILENT_ERROR
		EndIf
	EndIf
	
	If DEBUG_MODE Then
		ReportError = False
		Stop ' Break execution if we are running in debug mode
		Exit Function
	EndIf
	
	' If this is the originating error, the static error message variable will be empty.
	' In that case, store the originating error message in the static variable.
	If Len(ErrMsg) = 0 Then ErrMsg = Err.Description
	
	' Add the additional user error message, if it is present.
	If Len(UserMessage) &gt; 0 Then ErrMsg = ErrMsg &amp; vbNewLine &amp; UserMessage
	
	' We don't want errors in the error logging to matter.
	On Error Resume Next
	
	' Load the default filename if required.
	Dim FileName As String
	FileName = ThisWorkbook.Name
	
	Dim Path As String
	'TODO: GETERRORLOGFILEPATH
	Path = GetErrorLogFilePath()
	If NewLogFile Then DeleteFileAndVerifyPath Path
	
	' Construct the fully-qualified error source name.
	ErrSource = Format(Now, "dd mmm yy hh:mm:ss") &amp; " [" &amp; FileName &amp; "] " &amp; ModuleName &amp; "." &amp; ProcedureName

	' Create the error text to be logged.
	Dim LogText As String
	LogText = ErrSource &amp; ": Line " &amp; ErrLine
	' Add the additional stack trace error message, if it is present.
	If Len(StackTraceMessage) &gt; 0 Then LogText = LogText &amp; ": " &amp; StackTraceMessage

	' Get the solver info if we need it, avoiding clashes in file handles while writing the log file
	' TODO fix our file IO throughout so that this extra step isn't needed
	Dim SolverInfo As String
	If IsEntryPoint Then
		SolverInfo = SolverSummary()
	EndIf
	
	' Open the log file, write out the error information and close the log file.
	Dim FileNum As Integer
	FileNum = FreeFile()
	Open Path For Append As #FileNum
	Print #FileNum, LogText
	If IsEntryPoint Then
		Print #FileNum, vbNewLine &amp; "Error " &amp; CStr(ErrNum) &amp; ": " &amp; ErrMsg &amp; vbNewLine
		If Len(LastUsedSolver) &lt;&gt; 0 Then Print #FileNum, "Solver: " &amp; LastUsedSolver &amp; vbNewLine
		Print #FileNum, EnvironmentDetail() &amp; vbNewLine
		Print #FileNum, StripNonBreakingSpaces(SolverInfo)
	EndIf
	Close #FileNum
	
	If IsEntryPoint Then
		If Not MinimiseUserInteraction And ErrNum &lt;&gt; OpenSolver_UserCancelledError Then
			' We are at an entry point - report the error to the user
			Dim prompt As String, LinkTarget As String, MoreDetailsButtons As Boolean, ReportIssueButton As Boolean
			prompt = ErrMsg
			ErrMsg = vbNullString ' Reset error message in case there's an error while showing the form
		EndIf
	EndIf
End Function

Public Sub RethrowError(Optional CurrentError As ErrObject)
	If CurrentError Is Nothing Then
		Err.Raise OpenSolverErrorHandler.ErrNum,_
		 Description:=OpenSolverErrorHandler.ErrMsg
	Else
		Err.Raise CurrentError.Number,_
		 Description:=CurrentError.Description
	EndIf
End Sub

Public Sub RaiseGeneralError(ErrorMessage As String, Optional HelpLink As String)
	ErrLinkTarget = HelpLink
	Err.Raise OpenSolver_UserError, Description:=ErrorMessage
End Sub

Public Sub RaiseUserError(ErrorMessage As String, Optional HelpLink As String)
	ErrLinkTarget = HelpLink
	Err.Raise OpenSolver_UserError, Description:=ErrorMessage
End Sub

Public Sub RaiseUserCancelledError()
	Err.Raise OpenSolver_UserCancelledError, Description:=SILENT_ERROR
End Sub
</script:module>
</file>

<file path=Basic/Standard/OpenSolverIO.xml><?xml version="1.0" encoding="utf-8"?>
<!DOCTYPE module  PUBLIC '-//OpenOffice.org//DTD OfficeDocument 1.0//EN'  'module.dtd'>
<script:module xmlns:script="http://openoffice.org/2000/script" script:name="OpenSolverIO" script:language="StarBasic" script:moduleType="normal">REM  *****  BASIC  *****

Option VBAsupport 1

Function MakeNewSheet(namePrefix As String, OverwriteExisting As Boolean) As Object
	Dim ScreenStatus As Boolean
	ScreenStatus = Application.ScreenUpdating
	Application.ScreenUpdating = False
	
	Dim newSheet As Object
	On Error Resume Next
	Set newSheet = Sheets(namePrefix)
	If Err.Number &lt;&gt; 0 Then
		Set newSheet = Sheets.Add
		newSheet.Name = namePrefix
	Else
		If OverwriteExisting Then
			newSheet.Cells.Delete
		Else
			Set newSheet = Sheets.Add
			Dim i As Long, NeedSheet As Boolean
			i = 1
			NeedSheet = True
			On Error Resume Next
			While NeedSheet
				newSheet.Name = namePrefix &amp; " " &amp; i
				If Err.Number = 0 Then NeedSheet = False
				i = i + 1
				Err.Number = 0
			Wend
		EndIf
	EndIf
	Set MakeNewSheet = newSheet
	Application.ScreenUpdating = ScreenStatus
End Function

Function GetExistingFilePathName(Directory As String, FileName As String, ByRef pathName As String) As Boolean
	pathName = JoinPaths(Directory, FileName)
	GetExistingFilePathName = FileOrDirExists(pathName)
End Function

Function JoinPaths(ParamArray Paths() As Variant) As String
	Dim i As Long
	For i = LBound(Paths) to UBound(Paths) - 1
		JoinPaths = JoinPaths &amp; Paths(i) &amp; IIf(Right(Paths(i), 1) &lt;&gt; Application.PathSeparator, Application.PathSeparator, vbNullString)
	Next i
	JoinPaths = JoinPaths &amp; Paths(UBound(Paths))
End Function

Function FileOrDirExists(pathName As String) As Boolean
	' from http://www.vbaexpress.com/kb/getarticle.php?kb_id=559
	
	If IsMac and Val(Application.Version) &gt;= 15 Then
		' On Mac 2016, any file access via VBA seems to set the extended attribute
		' `com.apple.quarantine` on the file.
		' This attribute blocks execution of the file later, like downloaded files on Windows
	Else
		Dim iTemp As Long
		On Error Resume Next
		iTemp = GetAttr(pathName)
		'Check if error exists and set response appropriately
		FileOrDirExists = (Err.Number = 0)
	EndIf
End Function

Sub DeleteFileAndVerify(FilePath As String)
	' Deletes file and raises error if not successful
	On Error GoTo DeleteError
	If FileOrDirExists(FilePath) Then Kill FilePath
	If FileOrDirExists(FilePath) Then
		GoTo DeleteError
	EndIf
	Exit Sub

DeleteError:
	RaiseUserError "Unable to delete the file: " &amp; FilePath &amp; vbNewLine &amp; vbNewLine &amp; _
				   Err.Description &amp; vbNewLine &amp; vbNewLine &amp; _
	               "To fix this, try restarting Excel and check Task Manager to make sure no solver is running. " &amp; _
	               "If this error still appears after that, try restarting the computer."
End Sub

Function ActiveSheetWithValidation(Optional libreBook) As Object
	Dim RaiseError As Boolean
	RaiseError = False
	On Error GoTo ErrorHandler
	
	' Check there is a workbook
	If Application.Workbooks.Count = 0 Then RaiseGeneralError "No active workbook available."
	
	' Check we can access the worksheet
	On Error Resume Next
	dim book
	book = ActiveWorkbook
	Set ActiveSheetWithValidation = book.ActiveSheet
	Set libreBook = ThisComponent
	If Err.Number &lt;&gt; 0 Then
		On Error GoTo ErrorHandler
		RaiseGeneralError "The active sheet is not a worksheet."
	EndIf
	
ExitFunction:
	If RaiseError Then RethrowError
	Exit Function
	
ErrorHandler:
	If Not ReportError("OpenSolverIO", "CheckActiveWorksheetAvailable") Then Resume
	RaiseError = True
	GoTo ExitFunction
End Function

Sub GetActiveSheetIfMissing(sheet, Optional libreBook)
	If IsMissing(libreBook) Then libreBook = Null
	If sheet Is Nothing Then Set sheet = ActiveSheetWithValidation(libreBook)
End Sub
</script:module>
</file>

<file path=Basic/Standard/OpenSolverModelValidation.xml><?xml version="1.0" encoding="utf-8"?>
<!DOCTYPE module  PUBLIC '-//OpenOffice.org//DTD OfficeDocument 1.0//EN'  'module.dtd'>
<script:module xmlns:script="http://openoffice.org/2000/script" script:name="OpenSolverModelValidation" script:language="StarBasic" script:moduleType="normal">REM  *****  BASIC  *****
Option VBASupport 1

Public Sub ValidateObjectiveFunctionCell(ObjectiveFunctionCell As Range)
	If Not ObjectiveFunctionCell Is Nothing Then
		' Check objective is a single cell
		If ObjectiveFunctionCell.Count &lt;&gt; 1 Then RaiseUserError "The objective function cell must be a single cell."
	EndIf
End Sub

Public Sub ValidateDuals(Duals As Range)
	If Not Duals Is Nothing Then
		If Duals.Count &lt;&gt; 1 Then RaiseUserError "The dual range must be a single cell."
	End If
End Sub

Public Sub ValidateDecisionVariables(DecisionVariables As Range)
End Sub

Sub ValidateMaxTime(MaxTime As Double)
	If MaxTime &lt; 0 Then
		RaiseUserError "Maximum solution time needs to be positive."
	EndIf
End Sub

Sub ValidateTolerance(Tolerance As Double)
	If Tolerance &lt; 0 Or Tolerance &gt; 1 Then
		RaiseUserError "Tolerance needs to be between 0 and 1."
	EndIf
End Sub

Sub ValidateToleranceAsPercentage(Tolerance As Double)
	If Tolerance &lt; 0 Or Tolerance &gt; 100 Then
		RaiseUserError "Tolerance needs to be between 0 and 100."
	EndIf
End Sub

Public Sub ValidateConstraint(LHSRange As Range, Relation As Long, RHSRange As Range, RHSFormula As String, sheet As Object)
	GetActiveSheetIfMissing sheet
	
	If LHSRange.Areas.Count &gt; 1 Then
		RaiseUserError "Left-hand-side of constraint must have only one area."
	EndIf
	
	If RelationHasRHS(Relation) Then
		If Not RHSRange Is Nothing Then
			If RHSRange.Count &gt; 1 And RHSRange.Count &lt;&gt; LHSRange.Count Then
				RaiseUserError "Right-hand-side of constraint has more than one cell, and does not match the number of cells on the left-hand-side."
			EndIf
		Else
			' Try to convert it to a US locale string internally
			Dim internalRHS As String
			internalRHS = ConvertFromCurrentLocale(RHSFormula)
			
			' Can we evaluate this function or constant?
			Dim varReturn As Variant
			varReturn = sheet.Evaluate(AddEquals(internalRHS)) ' Must be worksheet.evaluate to get references to names local to the sheet
			If VBA.VarType(varReturn) = vbError Then
				' We want to catch any error that arises from the *structure* of the formula, **not** the current values of its precedent cells
				Select Case CLng(varReturn)
				Case 2000 ' #NULL!
					' Allow
				Case 2007 ' #DIV/0!
					' Allow
				Case 2015 ' #VALUE!
					' Invalid formula structure
					RaiseUserError "The formula or value for the RHS is not valid. Please check and try again."
				Case 2023 ' #REF!
					' Missing cell reference inside formula
					RaiseUserError "The RHS is marked #REF!, indicating it has been deleted. Please fix and try again."
				Case 2029 ' #NAME?
					' Valid formula that evaluates to an error
					' Allow
				Case 2036 ' #NUM!
					' Allow
				Case 2042 ' #N/A
					' Allow
				End Select
			ElseIf VarType(varReturn) = vbArray + vbVariant Then ' Formula evaluates to array
				RaiseUserError "The formula for the RHS is not valid because it evaluates to multiple cells. The result of the formula must be a single numeric value. Please fix this and try again."
			EndIf
			
			' Convert any cell references to absolute
			If Left(internalRHS, 1) &lt;&gt; "=" Then internalRHS = "=" &amp; internalRHS
			varReturn = Application.ConvertFormula(internalRHS, FromReferenceStyle:=x1A1, ToReferenceStyle:=x1A1, ToAbsolute:=xlAbsolute)
			
			If (VBA.VarType(varReturn) = vbError) Then
				' Its valid, but couldn't convert to standard form, probably because not A1... just leave it
			Else
				' Always comes back with a = at the start
				' Unfortunately, return value will have wrong locale...
				' But not much can be done with that?
				internalRHS = Mid(varReturn, 2, Len(varReturn))
			EndIf
			RHSFormula = internalRHS
		EndIf
	Else
		If Not RHSRange Is Nothing Or (Len(RHSFormula) &gt; 0 And RHSFormula &lt;&gt; "integer" And RHSFormula &lt;&gt; "binary" And RHSFormula &lt;&gt; "alldiff") Then
			RaiseUserError "No right-hand-side is permitted for this relation"
		EndIf
	EndIf
End Sub

Sub ValidatePrecision(Precision As Double)
	If Precision &lt; 0 Then
		RaiseUserError "Precision needs to be positive."
	EndIf
End Sub
</script:module>
</file>

<file path=Basic/Standard/OpenSolverStoredNames.xml><?xml version="1.0" encoding="utf-8"?>
<!DOCTYPE module  PUBLIC '-//OpenOffice.org//DTD OfficeDocument 1.0//EN'  'module.dtd'>
<script:module xmlns:script="http://openoffice.org/2000/script" script:name="OpenSolverStoredNames" script:language="StarBasic" script:moduleType="normal">REM  *****  BASIC  *****
Option VBASupport 1

Const SolverPrefix As String = "solver_"

Sub GetSheetNameAsValueOrRange(sheet as Object, theName As String,_
 IsMissing As Boolean, IsRange As Boolean, r As Range,_
  RefersToFormula As Boolean, RangeRefersToError As Boolean,_
   RefersTo As String, value As Double)
	' Wrapper for a sheet-prefixed defined name
	'GetNameAsValueOrRange sheet.Parent,_
	 'EscapeSheetName(sheet) &amp; theName, IsMissing, IsRange, r,_
	  'RefersToFormula, RangeRefersToError, RefersTo, value
	' Libre naming convention version
	GetNameAsValueOrRange sheet.Parent,_
	 theName, IsMissing, IsRange, r,_
	  RefersToFormula, RangeRefersToError, RefersTo, value
End Sub

Sub GetNameAsValueOrRange(book As Workbook, theName As String,_
 	IsMissing As Boolean, IsRange As Boolean, r As Range,_
  	 RefersToFormula As Boolean, RangeRefersToError As Boolean,_
   	  RefersTo As String, value As Double)
	RangeRefersToError = False
	RefersToFormula = False
	dim NM As Name
	On Error Resume Next
	Set NM = book.Names(theName)
	If Err.Number &lt;&gt; 0 then
		IsMissing = True
		Exit Sub
	EndIf
	IsMissing = False
	RefersTo = Mid(NM.RefersTo, 2)
	On Error Resume Next
	Set r = GetRefersToRange(RefersTo)
	'Set r = Range(RefersTo)
	If Err.Number = 0 Then
		IsRange = True
	Else
		IsRange = False
		' String will be of form: "5", or "Sheet1!#REF!" or "#REF!$A$!" or "Sheet1$A$1/4+Sheet1!$A$3"
		If Right(RefersTo, 6) = "!#REF" Or Left(RefersTo, 5) = "#REF!" Then
			RangeRefersToError = True
		Else
			' Test for a numeric constant, in US format
			If IsAmericanNumber(RefersTo) Then
				value = Val(RefersTo)    ' Force a conversion to a number using Val which uses US settings (no regionalisation)
			Else
				RefersToFormula = True
			EndIf
		EndIf
	EndIf
End Sub

Function GetNamedDoubleIfExists(sheet As Object, Name As String,_
 DoubleValue As Double) As Boolean
	Dim IsRange As Boolean, r As Range, RefersToFormula As Boolean,_
	 RangeRefersToError As Boolean, RefersTo As String,_
	  IsMissing As Boolean
	GetSheetNameAsValueOrRange sheet, Name, IsMissing, IsRange,_
	 r, RefersToFormula, RangeRefersToError, RefersTo, DoubleValue
	GetNamedDoubleIfExists = Not IsMissing And Not IsRange And Not RefersToFormula And Not RangeRefersToError
End Function

Function GetNamedIntegerIfExists(sheet as Object, Name As String,_
 IntegerValue As Integer) As Boolean
	Dim DoubleValue As Double
	If GetNamedDoubleIfExists(sheet, Name, DoubleValue) Then
		IntegerValue = CLng(DoubleValue)
		GetNamedIntegerIfExists = (IntegerValue = DoubleValue)
	EndIf
End Function

Function GetNamedBooleanIfExists(sheet As Object, Name As String,_
 BooleanValue As Boolean) As Boolean
	Dim IsRange As Boolean, r As Range, RefersToFormula As Boolean,_
	 RangeRefersToError As Boolean, RefersTo As String,_
	  IsMissing As Boolean, value As Double
	GetSheetNameAsValueOrRange sheet, Name, IsMissing, IsRange, r, RefersToFormula, RangeRefersToError, RefersTo, value
	If Not IsMissing And Not IsRange And Not RangeRefersToError Then
		If RefersToFormula Then
			' It's a string, probably "=TRUE" or "=FALSE"
            ' We handle this conversion for legacy reasons, in versions 2.8.2 and earlier OpenSolver bool options
            ' were stored as strings "=TRUE" or "=FALSE". This was changed to 0/1 to resolve locale issues with CBool.
            ' e.g. In French, the strings would be "=VRAI" and "=FAUX", which didn't always work with CBool.
			On Error GoTo NotBoolean
			BooleanValue = CBool(RefersTo)
			GetNamedBooleanIfExists = True
		Else
			' It's a value
			If CLng(value) = value Then
				' It's integer, we can interpret that as a bool
				GetNamedBooleanIfExists = True
				BooleanValue = IntToBool(CLng(value))
			Else
				' It's a double, so not a boolean
				GetNamedBooleanIfExists = False
			EndIf
		EndIf
	Else
NotBoolean:
		GetNamedBooleanIfExists = False
	EndIf
End Function

Function GetNamedIntegerWIthDefault(sheet As Object, libreBook, Name As String, DefaultValue As Integer) As Integer
	dim val as Integer
	If Not GetNamedIntegerIfExists(sheet, Name, val) Then
		val = DefaultValue
		SetIntegerNameOnSheet Name, val, sheet, libreBook
	End If
	GetNamedIntegerWithDefault = val
End Function

Function GetNamedDoubleWithDefault(sheet As Object, libreBook, Name As String, DefaultValue As Double) As Double
	dim val As Double
	If Not GetNamedDoubleIfExists(sheet, Name, val) Then
		val = DefaultValue
		SetDoubleNameOnSheet Name, val, sheet, libreBook
	EndIf
	GetNamedDoubleWithDefault = val
End Function

Function GetNamedBooleanWithDefault(sheet As Object, libreBook, Name As String,_
 DefaultValue As Boolean)
	dim val As Boolean
	If Not GetNamedBooleanIfExists(sheet, Name, val) Then
		val = DefaultValue
		SetBooleanNameOnSheet Name, val, sheet, libreBook
	EndIf	
	GetNamedBooleanWithDefault = val
End Function

Sub DeleteNameOnSheet(Name As String, Optional sheet As Object, Optional SolverName As Boolean = False)
	GetActiveSheetIfMissing sheet
	' LibreOffice does not support the below
	Name = IIf(SolverName, SolverPrefix, vbNullString) &amp; Name
	On Error Resume Next
	sheet.Parent.Names(Name).Delete
doesntExist:
End Sub

Sub SetNameOnSheet (Name As String, value As Variant,_
 Optional sheet As Object, Optional libreBook,_
  Optional SolverName As Boolean)
	Dim cellAddr As new com.sun.star.table.CellAddress
	cellAddr.sheet = 0
	cellAddr.row = 0
	cellAddr.column = 0
	If IsMissing(SolverName) Then SolverName = False
	If IsMissing(sheet) Then set sheet = Nothing
	If IsMissing(libreBook) Then libreBook = Nothing
	GetActiveSheetIfMissing sheet, libreBook
	Dim FullName As String ' Don't mangle the value of Name!
	FullName = IIf(SolverName, SolverPrefix, vbNullString) &amp; Name
	If libreBook.NamedRanges.hasByName(FullName) Then libreBook.NamedRanges.removeByName(FullName)
	sheet.Parent.Names.Add FullName, value ' Used to add VBA exclusive types
	dim test
	test = sheet.Parent.Names
	If Not libreBook.NamedRanges.hasByName(FullName) Then ' So that we don't run into an error making a named variable twice
    	libreBook.NamedRanges.addNewByName(FullName,value,cellAddr,0) ' Used to add non-VBA types
    EndIf
end Sub

Sub SetNamedRangeIfExists(ByVal Name As String,_
 ByRef RangeToSet As Range, Optional sheet As Object,_
  Optional libreBook, Optional SolverName As Boolean)
	If IsMissing(SolverName) Then SolverName = False
	If RangeToSet Is Nothing Then
		DeleteNameOnSheet Name, sheet, SolverName
	Else
		SetNamedRangeOnSheet Name, RangeToSet, sheet, libreBook, SolverName
	EndIf
End Sub

Sub SetNamedRangeOnSheet(Name As String, value As Range,_
 Optional sheet As Object, Optional libreBook,_
  Optional SolverName As Boolean)
	If IsMissing(SolverName) Then SolverName = False
	If IsMissing(sheet) Then sheet = Nothing
	If IsMissing(libreBook) Then libreBook = Nothing
	SetNameOnSheet Name, value, sheet, libreBook, SolverName
End Sub

Sub SetDoubleNameOnSheet(Name As String, value As Double,_
 Optional sheet As Object, Optional libreBook,_
  Optional SolverName As Boolean)
  	If IsMissing(sheet) Then sheet = Nothing
  	If IsMissing(libreBook) Then libreBook = Nothing
  	If IsMissing(SolverName) Then SolverName = False
	SetNameOnSheet Name, value, sheet, libreBook, SolverName
End Sub

Sub SetIntegerNameOnSheet(Name As String, value As Long,_
 Optional sheet As Object, Optional libreBook,_
  Optional SolverName As Boolean)
	If IsMissing(sheet) Then sheet = Nothing
  	If IsMissing(libreBook) Then libreBook = Nothing
  	If IsMissing(SolverName) Then SolverName = False
  	SetDoubleNameOnSheet Name, CDbl(value), sheet, libreBook, SolverName
End Sub

Sub SetBooleanNameOnSheet(Name As String, value As Boolean,_
 Optional sheet As Object, Optional libreBook,_
  Optional SolverName As Boolean)
	If IsMissing(sheet) Then sheet = Nothing
	If IsMissing(libreBook) Then libreBook = Nothing
	If IsMissing(SolverName) Then SolverName = False
	SetIntegerNameOnSheet Name, BoolToInt(value), sheet, libreBook, SolverName
End Sub

Function GetRefersToRange(RefersTo As String) As Range
	If Len(RefersTo) = 0 Then Exit Function
	' Add the text as a name and retrieve the corresponding sanitised range
	' We can't use .RefersToRange as this is broken in non-US locales
	' Instead we use sheet.Range()
	On Error GoTo InvalidRange
	dim test As Range
	test = Range(RefersTo)
	Set GetRefersToRange = Application.Range(RefersTo)
	Exit Function
	
InvalidRange:
	RethrowError Err
End Function

Function BoolToInt(BoolValue As Boolean) As Long
	BoolToInt = IIf(BoolValue, 1, 0)
End Function

Function IntToBool(IntValue As Long) As Boolean
	IntToBool = (IntValue = 1)
End Function


</script:module>
</file>

<file path=Basic/Standard/OpenSolverUtils.xml><?xml version="1.0" encoding="utf-8"?>
<!DOCTYPE module  PUBLIC '-//OpenOffice.org//DTD OfficeDocument 1.0//EN'  'module.dtd'>
<script:module xmlns:script="http://openoffice.org/2000/script" script:name="OpenSolverUtils" script:language="StarBasic" script:moduleType="normal">REM  *****  BASIC  *****
Option VBASupport 1

Function EscapeSheetName(sheet As Worksheet, Optional ForceQuotes As Boolean) As String
	If IsMissing(ForceQuotes) then ForceQuotes = False
	EscapeSheetName = sheet.Name
	
	Dim SpecialChar As Variant, NeedsEscaping As Boolean
	NeedsEscaping = False
	For Each SpecialChar In Array("'", "!", "(", ")", "+", "-", " ")
		If InStr(EscapeSheetName, SpecialChar) Then
			NeedsEscaping = True
			Exit For
		End If
	Next SpecialChar
	
	If NeedsEscaping Then EscapeSheetName = Replace(EscapeSheetName, "'", "''")
	If ForceQuotes Or NeedsEscaping Then EscapeSheetName = "'" &amp; EscapeSheetName &amp; "'"
	
	EscapeSheetName = EscapeSheetName &amp; "!"
End Function

'TODO: FIXME AND FINISH
Private Function ConvertLocale(ByVal s As String, ConvertToUS As Boolean) As String
	' Convert strings between locales
	' This will add a leading "=" if its not already there
	' A blank string is returned if any errors occur
	' This works by putting the expression into cell A1 on Sheet1 of the add-in!

	Dim RaiseError As Boolean
	RaiseError = False
	'On Error GoTo ErrorHandler
	
	' Static to track whether we can skip or not
	' 0 = Haven't checked yet
	' 1 = Can't skip
	' 2 = Can skip
	Static SkipConvert As Long
	
	If SkipConvert &lt; 1 Then 
		SkipConvert = 1' Don't check again
		' If we are in an english version of Excel and a known locale, we can skip the conversion
		If Application.International(xlCountryCode) = 1 Then
			Dim Country As Long
			Country = Application.International(xlCountrySetting)
			SkipConvert = 2
		EndIf
	EndIf
End Function

Function StringHasUnicode(TestString as String) As Boolean
	'Quickly check for any characters that aren't ASCII
	Dim i As Long, CharCode As Long
	For i = 1 to Len(TestString)
		CharCode = Asc(Mid(TestString, i, 1))
		If CharCode &gt; 127 Or CharCode &lt; 0 Then
			StringHasUnicode = True
			ExitFunction
		EndIf
	Next i
	StringHasUnicode = False
End Function

Function IsAmericanNumber(s As String, Optional i As Long = 1) As Boolean
	Dim RaiseError As Boolean
	RaiseError = False
	On Error GoTo ErrorHandler
	
	Dim MustBeInteger As Boolean, SeenDot As Boolean, SeenDigit As Boolean
	MustBeInteger = i &gt; 1 ' We call this a second time after seeing the "E", when only an int is allowed
	IsAmericanNumber = False ' Assume we fail
	If Len(s) = 0 Then GoTo ExitFunction ' Not a number
	If Mid(s, i, 1) = "+" Or Mid(s, i, 1) = "-" Then i = i + 1 ' Skip leading sign
	For i = i To Len(s)
		Select Case Asc(Mid(s, i, 1))
		Case Asc("E", Asc("e")
			If MustBeInteger Or Not SeenDigit Then GoTo ExitFunction ' No exponent allowed (as must be a simple integer)
			IsAmericanNumber = IsAmericanNumber(s, i + 1)
			GoTo ExitFunction
		Case Asc(".")
			If SeenDot Then GoTo ExitFunction
			SeenDot = True
		Case Asc("0") To Asc("9")
			SeenDigit = True
		Case Else
			GoTo ExitFunction ' Not a valid char
		End Select
	Next i
	' i As Long, AllowDot As Boolean
	IsAmericanNumber = SeenDigit
	
ExitFunction:
	If RaiseError Then RethrowError
	Exit Function
ErrorHandler:
	If Not ReportError("OpenSolverUtils", "IsAmericanNumber") Then Resume
	RaiseError = True
	GoTo ExitFunction
End Function

Function RemoveRangeOverlap(r As Range) As Range
    ' This creates a new range from r which does not contain any multiple repetitions of cells
    ' This works around the fact that Excel allows range like "A1:A2,A2:A3", which has a .count of 4 cells
    ' The Union function does NOT remove all overlaps; call this after the union to get a valid range
	Dim RaiseError As Boolean
	RaiseError = False
	On Error GoTo ErrorHandler
	
	If r.Areas.Count = 1 Then
		Set RemoveRangeOverlap = r
		GoTo ExitFunction
	EndIf
	Dim s As Range, i As Long
	Set s = r.Areas(1)
	For i = 2 To r.Areas.Count
		If Intersect(s, r.Areas(i)) Is Nothing Then
			' Just take the standard union
			Set s = Union(s, r.Areas(i))
		Else
			' Merge these two ranges cell by cell; this seems to remove the overlap in my tests, but also see http://www.cpearson.com/excel/BetterUnion.aspx
        	' Merge the smaller range into the larger
        	If s.Count &lt; r.Areas(i).Count Then
        		Set s = MergeRangesCellByCell(r.Areas(i), s)
        	Else
        		Set s = MergeRangesCellByCell(s, r.Areas(i))
        	EndIf
        EndIf
	Next i
	Set RemoveRangeOverlap = s
ExitFunction:
	If RaiseError Then RethrowError
	Exit Function
ErrorHandler:
	If Not ReportError("OpenSolverRangeUtils", "RemoveRangeOverlap") Then Resume
	RaiseError = True
	GoTo ExitFunction
End Function

</script:module>
</file>

<file path=Basic/Standard/SolverCommon.xml><?xml version="1.0" encoding="utf-8"?>
<!DOCTYPE module  PUBLIC '-//OpenOffice.org//DTD OfficeDocument 1.0//EN'  'module.dtd'>
<script:module xmlns:script="http://openoffice.org/2000/script" script:name="SolverCommon" script:language="StarBasic" script:moduleType="normal">REM  *****  BASIC  *****

Function CreateSolver(SolverShortName As String) As ISolver
	'Select Case LCase(SolverShortName)
	'Case "System"
	'Case "cbc":         Set CreateSolver = New CSolverCbc
	'Case "gurobi":      Set CreateSolver = New CSOlverGurobi
	'Case "neoscbc":     Set CreateSolver = New CSolverNeosCbc
	'Case "bonmin":      Set CreateSolver = New CSolverBonmin
	'Case "couenne":     Set CreateSolver = New CSolverCouenne
	'Case "nomad":       Set CreateSolver = New CSolverNomad
	'Case "neosbon":     Set CreateSolver = New CSolverNeosBon
	'Case "neoscou":     Set CreateSolver = New CSolverNeosCou
	'Case "solveengine": Set CreateSolver = New CSolverSolveEngine
	'Case Else: RaiseGeneralError "The specified solver ('" &amp; SolverShortName &amp; "') was not recognised."
	'End Selec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penSolverUtils"/>
  <library:element library:name="Debug"/>
  <library:element library:name="OpenSolverStoredNames"/>
  <library:element library:name="OpenSolverErrorHandler"/>
  <library:element library:name="OpenSolverIO"/>
  <library:element library:name="OpenSolverConstants"/>
  <library:element library:name="OpenSolverAPI"/>
  <library:element library:name="OpenSolverModelValidation"/>
  <library:element library:name="SolverComm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

<file path=Dialogs/ClassModules/dialog-lb.xml><?xml version="1.0" encoding="utf-8"?>
<!DOCTYPE library  PUBLIC '-//OpenOffice.org//DTD OfficeDocument 1.0//EN'  'library.dtd'>
<library:library xmlns:library="http://openoffice.org/2000/library" library:name="ClassModules" library:readonly="false" library:passwordprotected="false"/>
</file>

<file path=Dialogs/Dialogs/Dialog1.xml><?xml version="1.0" encoding="utf-8"?>
<!DOCTYPE window  PUBLIC '-//OpenOffice.org//DTD OfficeDocument 1.0//EN'  'dialog.dtd'>
<dlg:window xmlns:dlg="http://openoffice.org/2000/dialog" xmlns:script="http://openoffice.org/2000/script" dlg:style-id="0" dlg:id="Dialog1" dlg:left="94" dlg:top="30" dlg:width="376" dlg:height="234" dlg:closeable="true" dlg:moveable="true">
  <dlg:styles>
    <dlg:style dlg:style-id="0" dlg:background-color="0xeeeeee"/>
  </dlg:styles>
</dlg:window>
</file>

<file path=Dialogs/Dialogs/dialog-lb.xml><?xml version="1.0" encoding="utf-8"?>
<!DOCTYPE library  PUBLIC '-//OpenOffice.org//DTD OfficeDocument 1.0//EN'  'library.dtd'>
<library:library xmlns:library="http://openoffice.org/2000/library" library:name="Dialogs" library:readonly="false" library:passwordprotected="false">
  <library:element library:name="Dialog1"/>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ialogs" library:link="false"/>
  <library:library library:name="ClassModules" library:link="false"/>
</library:libraries>
</file>